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8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9" style:family="table-cell" style:parent-style-name="Default" style:data-style-name="N38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0" style:family="table-cell" style:parent-style-name="Default" style:data-style-name="N38">
      <style:table-cell-properties fo:border="thin solid #000000" style:vertical-align="middle" fo:background-color="#D8D8D8" style:cell-protect="protected" style:repeat-content="false"/>
      <style:paragraph-properties fo:text-align="end" fo:margin-right="0cm"/>
    </style:style>
    <style:style style:name="ce11" style:family="table-cell" style:parent-style-name="Default" style:data-style-name="N3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2" style:family="table-cell" style:parent-style-name="Default" style:data-style-name="N38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fo:border="thin solid #000000" style:vertical-align="middle" fo:background-color="transparent" style:cell-protect="none"/>
    </style:style>
    <style:style style:name="ce14" style:family="table-cell" style:parent-style-name="Default" style:data-style-name="N3">
      <style:table-cell-properties fo:border="thin solid #000000" style:vertical-align="automatic" fo:background-color="#D8D8D8" style:cell-protect="protected" style:repeat-content="false"/>
      <style:paragraph-properties fo:text-align="end" fo:margin-right="0cm"/>
    </style:style>
    <style:style style:name="ce15" style:family="table-cell" style:parent-style-name="Default" style:data-style-name="N3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63083333333333cm"/>
    </style:style>
    <style:style style:name="co2" style:family="table-column">
      <style:table-column-properties fo:break-before="auto" style:column-width="8.09625cm" style:use-optimal-column-width="true"/>
    </style:style>
    <style:style style:name="co3" style:family="table-column">
      <style:table-column-properties fo:break-before="auto" style:column-width="3.20145833333333cm" style:use-optimal-column-width="true"/>
    </style:style>
    <style:style style:name="co4" style:family="table-column">
      <style:table-column-properties fo:break-before="auto" style:column-width="2.80458333333333cm" style:use-optimal-column-width="true"/>
    </style:style>
    <style:style style:name="co5" style:family="table-column">
      <style:table-column-properties fo:break-before="auto" style:column-width="2.72520833333333cm" style:use-optimal-column-width="true"/>
    </style:style>
    <style:style style:name="co6" style:family="table-column">
      <style:table-column-properties fo:break-before="auto" style:column-width="2.67229166666667cm" style:use-optimal-column-width="true"/>
    </style:style>
    <style:style style:name="co7" style:family="table-column">
      <style:table-column-properties fo:break-before="auto" style:column-width="2.936875cm" style:use-optimal-column-width="true"/>
    </style:style>
    <style:style style:name="co8" style:family="table-column">
      <style:table-column-properties fo:break-before="auto" style:column-width="3.54541666666667cm"/>
    </style:style>
    <style:style style:name="co9" style:family="table-column">
      <style:table-column-properties fo:break-before="auto" style:column-width="3.86291666666667cm"/>
    </style:style>
    <style:style style:name="co10" style:family="table-column">
      <style:table-column-properties fo:break-before="auto" style:column-width="4.07458333333333cm"/>
    </style:style>
    <style:style style:name="co11" style:family="table-column">
      <style:table-column-properties fo:break-before="auto" style:column-width="3.91583333333333cm"/>
    </style:style>
    <style:style style:name="co12" style:family="table-column">
      <style:table-column-properties fo:break-before="auto" style:column-width="3.413125cm"/>
    </style:style>
    <style:style style:name="co13" style:family="table-column">
      <style:table-column-properties fo:break-before="auto" style:column-width="3.22791666666667cm"/>
    </style:style>
    <style:style style:name="co14" style:family="table-column">
      <style:table-column-properties fo:break-before="auto" style:column-width="3.12208333333333cm"/>
    </style:style>
    <style:style style:name="co15" style:family="table-column">
      <style:table-column-properties fo:break-before="auto" style:column-width="3.78354166666667cm"/>
    </style:style>
    <style:style style:name="co16" style:family="table-column">
      <style:table-column-properties fo:break-before="auto" style:column-width="2.96333333333333cm"/>
    </style:style>
    <style:style style:name="co17" style:family="table-column">
      <style:table-column-properties fo:break-before="auto" style:column-width="2.11666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1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8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6)),ISBLANK(B6)))" style:apply-style-name="cf1" style:base-cell-address="Data_Sheet.B6"/>
      <style:map style:condition="is-true-formula(msoxl:AND(NOT(ISBLANK($A6)),ISBLANK(B6)))" style:apply-style-name="cf1" style:base-cell-address="Data_Sheet.B6"/>
    </style:style>
    <style:style style:name="ce19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6)),ISBLANK(C6)))" style:apply-style-name="cf1" style:base-cell-address="Data_Sheet.C6"/>
      <style:map style:condition="is-true-formula(msoxl:AND(NOT(ISBLANK(A6)),ISBLANK(C6)))" style:apply-style-name="cf1" style:base-cell-address="Data_Sheet.C6"/>
    </style:style>
    <style:style style:name="ce20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7)),ISBLANK(B7)))" style:apply-style-name="cf1" style:base-cell-address="Data_Sheet.B7"/>
      <style:map style:condition="is-true-formula(msoxl:AND(NOT(ISBLANK($A7)),ISBLANK(B7)))" style:apply-style-name="cf1" style:base-cell-address="Data_Sheet.B7"/>
      <style:map style:condition="is-true-formula(msoxl:AND(NOT(ISBLANK($A7)),ISBLANK(B7)))" style:apply-style-name="cf1" style:base-cell-address="Data_Sheet.B7"/>
      <style:map style:condition="is-true-formula(msoxl:AND(NOT(ISBLANK($A7)),ISBLANK(B7)))" style:apply-style-name="cf1" style:base-cell-address="Data_Sheet.B7"/>
    </style:style>
    <style:style style:name="ce21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7)),ISBLANK(C7)))" style:apply-style-name="cf1" style:base-cell-address="Data_Sheet.C7"/>
      <style:map style:condition="is-true-formula(msoxl:AND(NOT(ISBLANK(A7)),ISBLANK(C7)))" style:apply-style-name="cf1" style:base-cell-address="Data_Sheet.C7"/>
      <style:map style:condition="is-true-formula(msoxl:AND(NOT(ISBLANK(A7)),ISBLANK(C7)))" style:apply-style-name="cf1" style:base-cell-address="Data_Sheet.C7"/>
      <style:map style:condition="is-true-formula(msoxl:AND(NOT(ISBLANK(A7)),ISBLANK(C7)))" style:apply-style-name="cf1" style:base-cell-address="Data_Sheet.C7"/>
    </style:style>
    <style:style style:name="ce22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8)),ISBLANK(C8)))" style:apply-style-name="cf1" style:base-cell-address="Data_Sheet.C8"/>
      <style:map style:condition="is-true-formula(msoxl:AND(NOT(ISBLANK(A8)),ISBLANK(C8)))" style:apply-style-name="cf1" style:base-cell-address="Data_Sheet.C8"/>
    </style:style>
    <style:style style:name="ce23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8)),ISBLANK(B8)))" style:apply-style-name="cf1" style:base-cell-address="Data_Sheet.B8"/>
      <style:map style:condition="is-true-formula(msoxl:AND(NOT(ISBLANK($A8)),ISBLANK(B8)))" style:apply-style-name="cf1" style:base-cell-address="Data_Sheet.B8"/>
    </style:style>
    <style:style style:name="ce24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4)),ISBLANK(B4)))" style:apply-style-name="cf1" style:base-cell-address="Data_Sheet.B4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4)),ISBLANK(C4)))" style:apply-style-name="cf1" style:base-cell-address="Data_Sheet.C4"/>
    </style:style>
    <style:style style:name="ce26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9)),ISBLANK(B9)))" style:apply-style-name="cf1" style:base-cell-address="Data_Sheet.B9"/>
      <style:map style:condition="is-true-formula(msoxl:AND(NOT(ISBLANK($A9)),ISBLANK(B9)))" style:apply-style-name="cf1" style:base-cell-address="Data_Sheet.B9"/>
    </style:style>
    <style:style style:name="ce27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9)),ISBLANK(C9)))" style:apply-style-name="cf1" style:base-cell-address="Data_Sheet.C9"/>
      <style:map style:condition="is-true-formula(msoxl:AND(NOT(ISBLANK(A9)),ISBLANK(C9)))" style:apply-style-name="cf1" style:base-cell-address="Data_Sheet.C9"/>
    </style:style>
    <style:style style:name="ce28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10)),ISBLANK(B10)))" style:apply-style-name="cf1" style:base-cell-address="Data_Sheet.B10"/>
      <style:map style:condition="is-true-formula(msoxl:AND(NOT(ISBLANK($A10)),ISBLANK(B10)))" style:apply-style-name="cf1" style:base-cell-address="Data_Sheet.B10"/>
    </style:style>
    <style:style style:name="ce29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10)),ISBLANK(C10)))" style:apply-style-name="cf1" style:base-cell-address="Data_Sheet.C10"/>
      <style:map style:condition="is-true-formula(msoxl:AND(NOT(ISBLANK(A10)),ISBLANK(C10)))" style:apply-style-name="cf1" style:base-cell-address="Data_Sheet.C10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11)),ISBLANK(C11)))" style:apply-style-name="cf1" style:base-cell-address="Data_Sheet.C11"/>
    </style:style>
    <style:style style:name="ce31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11)),ISBLANK(B11)))" style:apply-style-name="cf1" style:base-cell-address="Data_Sheet.B11"/>
    </style:style>
    <style:style style:name="ce3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</style:style>
    <style:style style:name="ce3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</style:style>
    <style:style style:name="ce3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</style:style>
    <style:style style:name="ce3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6)),ISBLANK(E6)))" style:apply-style-name="cf1" style:base-cell-address="Data_Sheet.E6"/>
    </style:style>
    <style:style style:name="ce3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</style:style>
    <style:style style:name="ce3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F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</style:style>
    <style:style style:name="ce3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11)),ISBLANK(D11)))" style:apply-style-name="cf1" style:base-cell-address="Data_Sheet.D11"/>
      <style:map style:condition="is-true-formula(msoxl:AND(NOT(ISBLANK(E11)),ISBLANK(D11)))" style:apply-style-name="cf1" style:base-cell-address="Data_Sheet.D11"/>
      <style:map style:condition="is-true-formula(msoxl:AND(NOT(ISBLANK(E11)),ISBLANK(D11)))" style:apply-style-name="cf1" style:base-cell-address="Data_Sheet.D11"/>
      <style:map style:condition="is-true-formula(msoxl:AND(NOT(ISBLANK(E11)),ISBLANK(D11)))" style:apply-style-name="cf1" style:base-cell-address="Data_Sheet.D11"/>
      <style:map style:condition="is-true-formula(msoxl:AND(NOT(ISBLANK(E11)),ISBLANK(D11)))" style:apply-style-name="cf1" style:base-cell-address="Data_Sheet.D11"/>
    </style:style>
    <style:style style:name="ce3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</style:style>
    <style:style style:name="ce4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</style:style>
    <style:style style:name="ce4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</style:style>
    <style:style style:name="ce4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11)),ISBLANK(E11)))" style:apply-style-name="cf1" style:base-cell-address="Data_Sheet.E11"/>
      <style:map style:condition="is-true-formula(msoxl:AND(NOT(ISBLANK(D11)),ISBLANK(E11)))" style:apply-style-name="cf1" style:base-cell-address="Data_Sheet.E11"/>
      <style:map style:condition="is-true-formula(msoxl:AND(NOT(ISBLANK(D11)),ISBLANK(E11)))" style:apply-style-name="cf1" style:base-cell-address="Data_Sheet.E11"/>
      <style:map style:condition="is-true-formula(msoxl:AND(NOT(ISBLANK(D11)),ISBLANK(E11)))" style:apply-style-name="cf1" style:base-cell-address="Data_Sheet.E11"/>
      <style:map style:condition="is-true-formula(msoxl:AND(NOT(ISBLANK(D11)),ISBLANK(E11)))" style:apply-style-name="cf1" style:base-cell-address="Data_Sheet.E11"/>
      <style:map style:condition="is-true-formula(msoxl:AND(NOT(ISBLANK(D11)),ISBLANK(E11)))" style:apply-style-name="cf1" style:base-cell-address="Data_Sheet.E11"/>
    </style:style>
    <style:style style:name="ce4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</style:style>
    <style:style style:name="ce4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</style:style>
    <style:style style:name="ce4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1" style:base-cell-address="Data_Sheet.D4"/>
      <style:map style:condition="is-true-formula(msoxl:AND(NOT(ISBLANK(E4)),ISBLANK(D4)))" style:apply-style-name="cf1" style:base-cell-address="Data_Sheet.D4"/>
      <style:map style:condition="is-true-formula(msoxl:AND(NOT(ISBLANK(E4)),ISBLANK(D4)))" style:apply-style-name="cf1" style:base-cell-address="Data_Sheet.D4"/>
    </style:style>
    <style:style style:name="ce4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4)),ISBLANK(E4)))" style:apply-style-name="cf1" style:base-cell-address="Data_Sheet.E4"/>
      <style:map style:condition="is-true-formula(msoxl:AND(NOT(ISBLANK(D4)),ISBLANK(E4)))" style:apply-style-name="cf1" style:base-cell-address="Data_Sheet.E4"/>
      <style:map style:condition="is-true-formula(msoxl:AND(NOT(ISBLANK(D4)),ISBLANK(E4)))" style:apply-style-name="cf1" style:base-cell-address="Data_Sheet.E4"/>
    </style:style>
    <style:style style:name="ce4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</style:style>
    <style:style style:name="ce4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4)),ISBLANK(F4)))" style:apply-style-name="cf1" style:base-cell-address="Data_Sheet.F4"/>
      <style:map style:condition="is-true-formula(msoxl:AND(NOT(ISBLANK(G4)),ISBLANK(F4)))" style:apply-style-name="cf1" style:base-cell-address="Data_Sheet.F4"/>
      <style:map style:condition="is-true-formula(msoxl:AND(NOT(ISBLANK(G4)),ISBLANK(F4)))" style:apply-style-name="cf1" style:base-cell-address="Data_Sheet.F4"/>
    </style:style>
    <style:style style:name="ce4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</style:style>
    <style:style style:name="ce5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</style:style>
    <style:style style:name="ce5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</style:style>
    <style:style style:name="ce5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</style:style>
    <style:style style:name="ce5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H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</style:style>
    <style:style style:name="ce5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</style:style>
    <style:style style:name="ce5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</style:style>
    <style:style style:name="ce5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11)),ISBLANK(F11)))" style:apply-style-name="cf1" style:base-cell-address="Data_Sheet.F11"/>
      <style:map style:condition="is-true-formula(msoxl:AND(NOT(ISBLANK(G11)),ISBLANK(F11)))" style:apply-style-name="cf1" style:base-cell-address="Data_Sheet.F11"/>
      <style:map style:condition="is-true-formula(msoxl:AND(NOT(ISBLANK(G11)),ISBLANK(F11)))" style:apply-style-name="cf1" style:base-cell-address="Data_Sheet.F11"/>
      <style:map style:condition="is-true-formula(msoxl:AND(NOT(ISBLANK(G11)),ISBLANK(F11)))" style:apply-style-name="cf1" style:base-cell-address="Data_Sheet.F11"/>
      <style:map style:condition="is-true-formula(msoxl:AND(NOT(ISBLANK(G11)),ISBLANK(F11)))" style:apply-style-name="cf1" style:base-cell-address="Data_Sheet.F11"/>
      <style:map style:condition="is-true-formula(msoxl:AND(NOT(ISBLANK(G11)),ISBLANK(F11)))" style:apply-style-name="cf1" style:base-cell-address="Data_Sheet.F11"/>
    </style:style>
    <style:style style:name="ce5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</style:style>
    <style:style style:name="ce5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</style:style>
    <style:style style:name="ce5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</style:style>
    <style:style style:name="ce6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</style:style>
    <style:style style:name="ce6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</style:style>
    <style:style style:name="ce6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</style:style>
    <style:style style:name="ce6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4)),ISBLANK(G4)))" style:apply-style-name="cf1" style:base-cell-address="Data_Sheet.G4"/>
      <style:map style:condition="is-true-formula(msoxl:AND(NOT(ISBLANK(F4)),ISBLANK(G4)))" style:apply-style-name="cf1" style:base-cell-address="Data_Sheet.G4"/>
      <style:map style:condition="is-true-formula(msoxl:AND(NOT(ISBLANK(F4)),ISBLANK(G4)))" style:apply-style-name="cf1" style:base-cell-address="Data_Sheet.G4"/>
    </style:style>
    <style:style style:name="ce6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</style:style>
    <style:style style:name="ce6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4)),ISBLANK(H4)))" style:apply-style-name="cf1" style:base-cell-address="Data_Sheet.H4"/>
      <style:map style:condition="is-true-formula(msoxl:AND(NOT(ISBLANK(I4)),ISBLANK(H4)))" style:apply-style-name="cf1" style:base-cell-address="Data_Sheet.H4"/>
      <style:map style:condition="is-true-formula(msoxl:AND(NOT(ISBLANK(I4)),ISBLANK(H4)))" style:apply-style-name="cf1" style:base-cell-address="Data_Sheet.H4"/>
    </style:style>
    <style:style style:name="ce6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4)),ISBLANK(I4)))" style:apply-style-name="cf1" style:base-cell-address="Data_Sheet.I4"/>
      <style:map style:condition="is-true-formula(msoxl:AND(NOT(ISBLANK(H4)),ISBLANK(I4)))" style:apply-style-name="cf1" style:base-cell-address="Data_Sheet.I4"/>
      <style:map style:condition="is-true-formula(msoxl:AND(NOT(ISBLANK(H4)),ISBLANK(I4)))" style:apply-style-name="cf1" style:base-cell-address="Data_Sheet.I4"/>
    </style:style>
    <style:style style:name="ce6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</style:style>
    <style:style style:name="ce6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11)),ISBLANK(H11)))" style:apply-style-name="cf1" style:base-cell-address="Data_Sheet.H11"/>
      <style:map style:condition="is-true-formula(msoxl:AND(NOT(ISBLANK(I11)),ISBLANK(H11)))" style:apply-style-name="cf1" style:base-cell-address="Data_Sheet.H11"/>
      <style:map style:condition="is-true-formula(msoxl:AND(NOT(ISBLANK(I11)),ISBLANK(H11)))" style:apply-style-name="cf1" style:base-cell-address="Data_Sheet.H11"/>
      <style:map style:condition="is-true-formula(msoxl:AND(NOT(ISBLANK(I11)),ISBLANK(H11)))" style:apply-style-name="cf1" style:base-cell-address="Data_Sheet.H11"/>
      <style:map style:condition="is-true-formula(msoxl:AND(NOT(ISBLANK(I11)),ISBLANK(H11)))" style:apply-style-name="cf1" style:base-cell-address="Data_Sheet.H11"/>
      <style:map style:condition="is-true-formula(msoxl:AND(NOT(ISBLANK(I11)),ISBLANK(H11)))" style:apply-style-name="cf1" style:base-cell-address="Data_Sheet.H11"/>
    </style:style>
    <style:style style:name="ce6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</style:style>
    <style:style style:name="ce7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</style:style>
    <style:style style:name="ce7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</style:style>
    <style:style style:name="ce7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</style:style>
    <style:style style:name="ce7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</style:style>
    <style:style style:name="ce7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</style:style>
    <style:style style:name="ce7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</style:style>
    <style:style style:name="ce7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</style:style>
    <style:style style:name="ce7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</style:style>
    <style:style style:name="ce7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J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</style:style>
    <style:style style:name="ce7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</style:style>
    <style:style style:name="ce8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11)),ISBLANK(J11)))" style:apply-style-name="cf1" style:base-cell-address="Data_Sheet.J11"/>
      <style:map style:condition="is-true-formula(msoxl:AND(NOT(ISBLANK(K11)),ISBLANK(J11)))" style:apply-style-name="cf1" style:base-cell-address="Data_Sheet.J11"/>
      <style:map style:condition="is-true-formula(msoxl:AND(NOT(ISBLANK(K11)),ISBLANK(J11)))" style:apply-style-name="cf1" style:base-cell-address="Data_Sheet.J11"/>
      <style:map style:condition="is-true-formula(msoxl:AND(NOT(ISBLANK(K11)),ISBLANK(J11)))" style:apply-style-name="cf1" style:base-cell-address="Data_Sheet.J11"/>
      <style:map style:condition="is-true-formula(msoxl:AND(NOT(ISBLANK(K11)),ISBLANK(J11)))" style:apply-style-name="cf1" style:base-cell-address="Data_Sheet.J11"/>
      <style:map style:condition="is-true-formula(msoxl:AND(NOT(ISBLANK(K11)),ISBLANK(J11)))" style:apply-style-name="cf1" style:base-cell-address="Data_Sheet.J11"/>
    </style:style>
    <style:style style:name="ce8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</style:style>
    <style:style style:name="ce8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</style:style>
    <style:style style:name="ce8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</style:style>
    <style:style style:name="ce8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</style:style>
    <style:style style:name="ce8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</style:style>
    <style:style style:name="ce8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11)),ISBLANK(N11)))" style:apply-style-name="cf1" style:base-cell-address="Data_Sheet.N11"/>
      <style:map style:condition="is-true-formula(msoxl:AND(NOT(ISBLANK(O11)),ISBLANK(N11)))" style:apply-style-name="cf1" style:base-cell-address="Data_Sheet.N11"/>
      <style:map style:condition="is-true-formula(msoxl:AND(NOT(ISBLANK(O11)),ISBLANK(N11)))" style:apply-style-name="cf1" style:base-cell-address="Data_Sheet.N11"/>
      <style:map style:condition="is-true-formula(msoxl:AND(NOT(ISBLANK(O11)),ISBLANK(N11)))" style:apply-style-name="cf1" style:base-cell-address="Data_Sheet.N11"/>
      <style:map style:condition="is-true-formula(msoxl:AND(NOT(ISBLANK(O11)),ISBLANK(N11)))" style:apply-style-name="cf1" style:base-cell-address="Data_Sheet.N11"/>
      <style:map style:condition="is-true-formula(msoxl:AND(NOT(ISBLANK(O11)),ISBLANK(N11)))" style:apply-style-name="cf1" style:base-cell-address="Data_Sheet.N11"/>
    </style:style>
    <style:style style:name="ce8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4)),ISBLANK(L4)))" style:apply-style-name="cf1" style:base-cell-address="Data_Sheet.L4"/>
      <style:map style:condition="is-true-formula(msoxl:AND(NOT(ISBLANK(M4)),ISBLANK(L4)))" style:apply-style-name="cf1" style:base-cell-address="Data_Sheet.L4"/>
      <style:map style:condition="is-true-formula(msoxl:AND(NOT(ISBLANK(M4)),ISBLANK(L4)))" style:apply-style-name="cf1" style:base-cell-address="Data_Sheet.L4"/>
    </style:style>
    <style:style style:name="ce8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4)),ISBLANK(M4)))" style:apply-style-name="cf1" style:base-cell-address="Data_Sheet.M4"/>
      <style:map style:condition="is-true-formula(msoxl:AND(NOT(ISBLANK(L4)),ISBLANK(M4)))" style:apply-style-name="cf1" style:base-cell-address="Data_Sheet.M4"/>
      <style:map style:condition="is-true-formula(msoxl:AND(NOT(ISBLANK(L4)),ISBLANK(M4)))" style:apply-style-name="cf1" style:base-cell-address="Data_Sheet.M4"/>
    </style:style>
    <style:style style:name="ce8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4)),ISBLANK(K4)))" style:apply-style-name="cf1" style:base-cell-address="Data_Sheet.K4"/>
      <style:map style:condition="is-true-formula(msoxl:AND(NOT(ISBLANK(J4)),ISBLANK(K4)))" style:apply-style-name="cf1" style:base-cell-address="Data_Sheet.K4"/>
      <style:map style:condition="is-true-formula(msoxl:AND(NOT(ISBLANK(J4)),ISBLANK(K4)))" style:apply-style-name="cf1" style:base-cell-address="Data_Sheet.K4"/>
    </style:style>
    <style:style style:name="ce9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</style:style>
    <style:style style:name="ce9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</style:style>
    <style:style style:name="ce9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</style:style>
    <style:style style:name="ce9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4)),ISBLANK(N4)))" style:apply-style-name="cf1" style:base-cell-address="Data_Sheet.N4"/>
      <style:map style:condition="is-true-formula(msoxl:AND(NOT(ISBLANK(O4)),ISBLANK(N4)))" style:apply-style-name="cf1" style:base-cell-address="Data_Sheet.N4"/>
      <style:map style:condition="is-true-formula(msoxl:AND(NOT(ISBLANK(O4)),ISBLANK(N4)))" style:apply-style-name="cf1" style:base-cell-address="Data_Sheet.N4"/>
    </style:style>
    <style:style style:name="ce9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4)),ISBLANK(J4)))" style:apply-style-name="cf1" style:base-cell-address="Data_Sheet.J4"/>
      <style:map style:condition="is-true-formula(msoxl:AND(NOT(ISBLANK(K4)),ISBLANK(J4)))" style:apply-style-name="cf1" style:base-cell-address="Data_Sheet.J4"/>
      <style:map style:condition="is-true-formula(msoxl:AND(NOT(ISBLANK(K4)),ISBLANK(J4)))" style:apply-style-name="cf1" style:base-cell-address="Data_Sheet.J4"/>
    </style:style>
    <style:style style:name="ce9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</style:style>
    <style:style style:name="ce9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</style:style>
    <style:style style:name="ce9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</style:style>
    <style:style style:name="ce9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</style:style>
    <style:style style:name="ce9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</style:style>
    <style:style style:name="ce10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</style:style>
    <style:style style:name="ce10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</style:style>
    <style:style style:name="ce10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L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</style:style>
    <style:style style:name="ce10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</style:style>
    <style:style style:name="ce10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</style:style>
    <style:style style:name="ce10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</style:style>
    <style:style style:name="ce10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</style:style>
    <style:style style:name="ce10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</style:style>
    <style:style style:name="ce10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</style:style>
    <style:style style:name="ce10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</style:style>
    <style:style style:name="ce11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</style:style>
    <style:style style:name="ce11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N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</style:style>
    <style:style style:name="ce11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11)),ISBLANK(L11)))" style:apply-style-name="cf1" style:base-cell-address="Data_Sheet.L11"/>
      <style:map style:condition="is-true-formula(msoxl:AND(NOT(ISBLANK(M11)),ISBLANK(L11)))" style:apply-style-name="cf1" style:base-cell-address="Data_Sheet.L11"/>
      <style:map style:condition="is-true-formula(msoxl:AND(NOT(ISBLANK(M11)),ISBLANK(L11)))" style:apply-style-name="cf1" style:base-cell-address="Data_Sheet.L11"/>
      <style:map style:condition="is-true-formula(msoxl:AND(NOT(ISBLANK(M11)),ISBLANK(L11)))" style:apply-style-name="cf1" style:base-cell-address="Data_Sheet.L11"/>
      <style:map style:condition="is-true-formula(msoxl:AND(NOT(ISBLANK(M11)),ISBLANK(L11)))" style:apply-style-name="cf1" style:base-cell-address="Data_Sheet.L11"/>
      <style:map style:condition="is-true-formula(msoxl:AND(NOT(ISBLANK(M11)),ISBLANK(L11)))" style:apply-style-name="cf1" style:base-cell-address="Data_Sheet.L11"/>
    </style:style>
    <style:style style:name="ce11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</style:style>
    <style:style style:name="ce11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</style:style>
    <style:style style:name="ce11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</style:style>
    <style:style style:name="ce11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</style:style>
    <style:style style:name="ce11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</style:style>
    <style:style style:name="ce11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4)),ISBLANK(O4)))" style:apply-style-name="cf1" style:base-cell-address="Data_Sheet.O4"/>
      <style:map style:condition="is-true-formula(msoxl:AND(NOT(ISBLANK(N4)),ISBLANK(O4)))" style:apply-style-name="cf1" style:base-cell-address="Data_Sheet.O4"/>
      <style:map style:condition="is-true-formula(msoxl:AND(NOT(ISBLANK(N4)),ISBLANK(O4)))" style:apply-style-name="cf1" style:base-cell-address="Data_Sheet.O4"/>
    </style:style>
    <style:style style:name="ce11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P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</style:style>
    <style:style style:name="ce12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P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</style:style>
    <style:style style:name="ce12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</style:style>
    <style:style style:name="ce12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</style:style>
    <style:style style:name="ce12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</style:style>
    <style:style style:name="ce12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</style:style>
    <style:style style:name="ce12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</style:style>
    <style:style style:name="ce12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</style:style>
    <style:style style:name="ce12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</style:style>
    <style:style style:name="ce12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</style:style>
    <style:style style:name="ce12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</style:style>
    <style:style style:name="ce13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</style:style>
    <style:style style:name="ce13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</style:style>
    <style:style style:name="ce13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</style:style>
    <style:style style:name="ce133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1" style:base-cell-address="Data_Sheet.P4"/>
    </style:style>
    <style:style style:name="ce13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11)),ISBLANK(R11)))" style:apply-style-name="cf1" style:base-cell-address="Data_Sheet.R11"/>
      <style:map style:condition="is-true-formula(msoxl:AND(NOT(ISBLANK(S11)),ISBLANK(R11)))" style:apply-style-name="cf1" style:base-cell-address="Data_Sheet.R11"/>
      <style:map style:condition="is-true-formula(msoxl:AND(NOT(ISBLANK(S11)),ISBLANK(R11)))" style:apply-style-name="cf1" style:base-cell-address="Data_Sheet.R11"/>
      <style:map style:condition="is-true-formula(msoxl:AND(NOT(ISBLANK(S11)),ISBLANK(R11)))" style:apply-style-name="cf1" style:base-cell-address="Data_Sheet.R11"/>
      <style:map style:condition="is-true-formula(msoxl:AND(NOT(ISBLANK(S11)),ISBLANK(R11)))" style:apply-style-name="cf1" style:base-cell-address="Data_Sheet.R11"/>
    </style:style>
    <style:style style:name="ce135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</style:style>
    <style:style style:name="ce13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1" style:base-cell-address="Data_Sheet.P4"/>
      <style:map style:condition="is-true-formula(msoxl:AND(NOT(ISBLANK(Q4)),ISBLANK(P4)))" style:apply-style-name="cf1" style:base-cell-address="Data_Sheet.P4"/>
      <style:map style:condition="is-true-formula(msoxl:AND(NOT(ISBLANK(Q4)),ISBLANK(P4)))" style:apply-style-name="cf1" style:base-cell-address="Data_Sheet.P4"/>
    </style:style>
    <style:style style:name="ce13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4)),ISBLANK(R4)))" style:apply-style-name="cf1" style:base-cell-address="Data_Sheet.R4"/>
      <style:map style:condition="is-true-formula(msoxl:AND(NOT(ISBLANK(S4)),ISBLANK(R4)))" style:apply-style-name="cf1" style:base-cell-address="Data_Sheet.R4"/>
      <style:map style:condition="is-true-formula(msoxl:AND(NOT(ISBLANK(S4)),ISBLANK(R4)))" style:apply-style-name="cf1" style:base-cell-address="Data_Sheet.R4"/>
    </style:style>
    <style:style style:name="ce13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</style:style>
    <style:style style:name="ce13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5)),ISBLANK(Q5)))" style:apply-style-name="cf1" style:base-cell-address="Data_Sheet.Q5"/>
    </style:style>
    <style:style style:name="ce14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4)),ISBLANK(T4)))" style:apply-style-name="cf1" style:base-cell-address="Data_Sheet.T4"/>
      <style:map style:condition="is-true-formula(msoxl:AND(NOT(ISBLANK(U4)),ISBLANK(T4)))" style:apply-style-name="cf1" style:base-cell-address="Data_Sheet.T4"/>
      <style:map style:condition="is-true-formula(msoxl:AND(NOT(ISBLANK(U4)),ISBLANK(T4)))" style:apply-style-name="cf1" style:base-cell-address="Data_Sheet.T4"/>
    </style:style>
    <style:style style:name="ce14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</style:style>
    <style:style style:name="ce14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</style:style>
    <style:style style:name="ce143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10)),ISBLANK(Q10)))" style:apply-style-name="cf1" style:base-cell-address="Data_Sheet.Q10"/>
      <style:map style:condition="is-true-formula(msoxl:AND(NOT(ISBLANK(P10)),ISBLANK(Q10)))" style:apply-style-name="cf1" style:base-cell-address="Data_Sheet.Q10"/>
      <style:map style:condition="is-true-formula(msoxl:AND(NOT(ISBLANK(P10)),ISBLANK(Q10)))" style:apply-style-name="cf1" style:base-cell-address="Data_Sheet.Q10"/>
    </style:style>
    <style:style style:name="ce144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</style:style>
    <style:style style:name="ce145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9)),ISBLANK(Q9)))" style:apply-style-name="cf1" style:base-cell-address="Data_Sheet.Q9"/>
      <style:map style:condition="is-true-formula(msoxl:AND(NOT(ISBLANK(P9)),ISBLANK(Q9)))" style:apply-style-name="cf1" style:base-cell-address="Data_Sheet.Q9"/>
      <style:map style:condition="is-true-formula(msoxl:AND(NOT(ISBLANK(P9)),ISBLANK(Q9)))" style:apply-style-name="cf1" style:base-cell-address="Data_Sheet.Q9"/>
    </style:style>
    <style:style style:name="ce14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</style:style>
    <style:style style:name="ce14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10)),ISBLANK(R10)))" style:apply-style-name="cf1" style:base-cell-address="Data_Sheet.R10"/>
      <style:map style:condition="is-true-formula(msoxl:AND(NOT(ISBLANK(S10)),ISBLANK(R10)))" style:apply-style-name="cf1" style:base-cell-address="Data_Sheet.R10"/>
      <style:map style:condition="is-true-formula(msoxl:AND(NOT(ISBLANK(S10)),ISBLANK(R10)))" style:apply-style-name="cf1" style:base-cell-address="Data_Sheet.R10"/>
      <style:map style:condition="is-true-formula(msoxl:AND(NOT(ISBLANK(S10)),ISBLANK(R10)))" style:apply-style-name="cf1" style:base-cell-address="Data_Sheet.R10"/>
    </style:style>
    <style:style style:name="ce14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10)),ISBLANK(S10)))" style:apply-style-name="cf1" style:base-cell-address="Data_Sheet.S10"/>
      <style:map style:condition="is-true-formula(msoxl:AND(NOT(ISBLANK(R10)),ISBLANK(S10)))" style:apply-style-name="cf1" style:base-cell-address="Data_Sheet.S10"/>
      <style:map style:condition="is-true-formula(msoxl:AND(NOT(ISBLANK(R10)),ISBLANK(S10)))" style:apply-style-name="cf1" style:base-cell-address="Data_Sheet.S10"/>
      <style:map style:condition="is-true-formula(msoxl:AND(NOT(ISBLANK(R10)),ISBLANK(S10)))" style:apply-style-name="cf1" style:base-cell-address="Data_Sheet.S10"/>
      <style:map style:condition="is-true-formula(msoxl:AND(NOT(ISBLANK(R10)),ISBLANK(S10)))" style:apply-style-name="cf1" style:base-cell-address="Data_Sheet.S10"/>
      <style:map style:condition="is-true-formula(msoxl:AND(NOT(ISBLANK(R10)),ISBLANK(S10)))" style:apply-style-name="cf1" style:base-cell-address="Data_Sheet.S10"/>
    </style:style>
    <style:style style:name="ce14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</style:style>
    <style:style style:name="ce15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</style:style>
    <style:style style:name="ce15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11)),ISBLANK(T11)))" style:apply-style-name="cf1" style:base-cell-address="Data_Sheet.T11"/>
      <style:map style:condition="is-true-formula(msoxl:AND(NOT(ISBLANK(U11)),ISBLANK(T11)))" style:apply-style-name="cf1" style:base-cell-address="Data_Sheet.T11"/>
      <style:map style:condition="is-true-formula(msoxl:AND(NOT(ISBLANK(U11)),ISBLANK(T11)))" style:apply-style-name="cf1" style:base-cell-address="Data_Sheet.T11"/>
      <style:map style:condition="is-true-formula(msoxl:AND(NOT(ISBLANK(U11)),ISBLANK(T11)))" style:apply-style-name="cf1" style:base-cell-address="Data_Sheet.T11"/>
      <style:map style:condition="is-true-formula(msoxl:AND(NOT(ISBLANK(U11)),ISBLANK(T11)))" style:apply-style-name="cf1" style:base-cell-address="Data_Sheet.T11"/>
    </style:style>
    <style:style style:name="ce15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10)),ISBLANK(T10)))" style:apply-style-name="cf1" style:base-cell-address="Data_Sheet.T10"/>
      <style:map style:condition="is-true-formula(msoxl:AND(NOT(ISBLANK(U10)),ISBLANK(T10)))" style:apply-style-name="cf1" style:base-cell-address="Data_Sheet.T10"/>
      <style:map style:condition="is-true-formula(msoxl:AND(NOT(ISBLANK(U10)),ISBLANK(T10)))" style:apply-style-name="cf1" style:base-cell-address="Data_Sheet.T10"/>
      <style:map style:condition="is-true-formula(msoxl:AND(NOT(ISBLANK(U10)),ISBLANK(T10)))" style:apply-style-name="cf1" style:base-cell-address="Data_Sheet.T10"/>
    </style:style>
    <style:style style:name="ce15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</style:style>
    <style:style style:name="ce15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</style:style>
    <style:style style:name="ce15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</style:style>
    <style:style style:name="ce15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</style:style>
    <style:style style:name="ce15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</style:style>
    <style:style style:name="ce15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4)),ISBLANK(S4)))" style:apply-style-name="cf1" style:base-cell-address="Data_Sheet.S4"/>
      <style:map style:condition="is-true-formula(msoxl:AND(NOT(ISBLANK(R4)),ISBLANK(S4)))" style:apply-style-name="cf1" style:base-cell-address="Data_Sheet.S4"/>
      <style:map style:condition="is-true-formula(msoxl:AND(NOT(ISBLANK(R4)),ISBLANK(S4)))" style:apply-style-name="cf1" style:base-cell-address="Data_Sheet.S4"/>
    </style:style>
    <style:style style:name="ce15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</style:style>
    <style:style style:name="ce16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11)),ISBLANK(S11)))" style:apply-style-name="cf1" style:base-cell-address="Data_Sheet.S11"/>
      <style:map style:condition="is-true-formula(msoxl:AND(NOT(ISBLANK(R11)),ISBLANK(S11)))" style:apply-style-name="cf1" style:base-cell-address="Data_Sheet.S11"/>
      <style:map style:condition="is-true-formula(msoxl:AND(NOT(ISBLANK(R11)),ISBLANK(S11)))" style:apply-style-name="cf1" style:base-cell-address="Data_Sheet.S11"/>
      <style:map style:condition="is-true-formula(msoxl:AND(NOT(ISBLANK(R11)),ISBLANK(S11)))" style:apply-style-name="cf1" style:base-cell-address="Data_Sheet.S11"/>
      <style:map style:condition="is-true-formula(msoxl:AND(NOT(ISBLANK(R11)),ISBLANK(S11)))" style:apply-style-name="cf1" style:base-cell-address="Data_Sheet.S11"/>
    </style:style>
    <style:style style:name="ce16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</style:style>
    <style:style style:name="ce16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</style:style>
    <style:style style:name="ce16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</style:style>
    <style:style style:name="ce16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</style:style>
    <style:style style:name="ce16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</style:style>
    <style:style style:name="ce16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</style:style>
    <style:style style:name="ce16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</style:style>
    <style:style style:name="ce16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</style:style>
    <style:style style:name="ce16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</style:style>
    <style:style style:name="ce17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10)),ISBLANK(V10)))" style:apply-style-name="cf1" style:base-cell-address="Data_Sheet.V10"/>
      <style:map style:condition="is-true-formula(msoxl:AND(NOT(ISBLANK(W10)),ISBLANK(V10)))" style:apply-style-name="cf1" style:base-cell-address="Data_Sheet.V10"/>
      <style:map style:condition="is-true-formula(msoxl:AND(NOT(ISBLANK(W10)),ISBLANK(V10)))" style:apply-style-name="cf1" style:base-cell-address="Data_Sheet.V10"/>
      <style:map style:condition="is-true-formula(msoxl:AND(NOT(ISBLANK(W10)),ISBLANK(V10)))" style:apply-style-name="cf1" style:base-cell-address="Data_Sheet.V10"/>
    </style:style>
    <style:style style:name="ce17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10)),ISBLANK(U10)))" style:apply-style-name="cf1" style:base-cell-address="Data_Sheet.U10"/>
      <style:map style:condition="is-true-formula(msoxl:AND(NOT(ISBLANK(T10)),ISBLANK(U10)))" style:apply-style-name="cf1" style:base-cell-address="Data_Sheet.U10"/>
      <style:map style:condition="is-true-formula(msoxl:AND(NOT(ISBLANK(T10)),ISBLANK(U10)))" style:apply-style-name="cf1" style:base-cell-address="Data_Sheet.U10"/>
      <style:map style:condition="is-true-formula(msoxl:AND(NOT(ISBLANK(T10)),ISBLANK(U10)))" style:apply-style-name="cf1" style:base-cell-address="Data_Sheet.U10"/>
      <style:map style:condition="is-true-formula(msoxl:AND(NOT(ISBLANK(T10)),ISBLANK(U10)))" style:apply-style-name="cf1" style:base-cell-address="Data_Sheet.U10"/>
      <style:map style:condition="is-true-formula(msoxl:AND(NOT(ISBLANK(T10)),ISBLANK(U10)))" style:apply-style-name="cf1" style:base-cell-address="Data_Sheet.U10"/>
    </style:style>
    <style:style style:name="ce17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10)),ISBLANK(W10)))" style:apply-style-name="cf1" style:base-cell-address="Data_Sheet.W10"/>
      <style:map style:condition="is-true-formula(msoxl:AND(NOT(ISBLANK(V10)),ISBLANK(W10)))" style:apply-style-name="cf1" style:base-cell-address="Data_Sheet.W10"/>
      <style:map style:condition="is-true-formula(msoxl:AND(NOT(ISBLANK(V10)),ISBLANK(W10)))" style:apply-style-name="cf1" style:base-cell-address="Data_Sheet.W10"/>
      <style:map style:condition="is-true-formula(msoxl:AND(NOT(ISBLANK(V10)),ISBLANK(W10)))" style:apply-style-name="cf1" style:base-cell-address="Data_Sheet.W10"/>
      <style:map style:condition="is-true-formula(msoxl:AND(NOT(ISBLANK(V10)),ISBLANK(W10)))" style:apply-style-name="cf1" style:base-cell-address="Data_Sheet.W10"/>
      <style:map style:condition="is-true-formula(msoxl:AND(NOT(ISBLANK(V10)),ISBLANK(W10)))" style:apply-style-name="cf1" style:base-cell-address="Data_Sheet.W10"/>
    </style:style>
    <style:style style:name="ce17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11)),ISBLANK(V11)))" style:apply-style-name="cf1" style:base-cell-address="Data_Sheet.V11"/>
      <style:map style:condition="is-true-formula(msoxl:AND(NOT(ISBLANK(W11)),ISBLANK(V11)))" style:apply-style-name="cf1" style:base-cell-address="Data_Sheet.V11"/>
      <style:map style:condition="is-true-formula(msoxl:AND(NOT(ISBLANK(W11)),ISBLANK(V11)))" style:apply-style-name="cf1" style:base-cell-address="Data_Sheet.V11"/>
      <style:map style:condition="is-true-formula(msoxl:AND(NOT(ISBLANK(W11)),ISBLANK(V11)))" style:apply-style-name="cf1" style:base-cell-address="Data_Sheet.V11"/>
      <style:map style:condition="is-true-formula(msoxl:AND(NOT(ISBLANK(W11)),ISBLANK(V11)))" style:apply-style-name="cf1" style:base-cell-address="Data_Sheet.V11"/>
    </style:style>
    <style:style style:name="ce17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11)),ISBLANK(U11)))" style:apply-style-name="cf1" style:base-cell-address="Data_Sheet.U11"/>
      <style:map style:condition="is-true-formula(msoxl:AND(NOT(ISBLANK(T11)),ISBLANK(U11)))" style:apply-style-name="cf1" style:base-cell-address="Data_Sheet.U11"/>
      <style:map style:condition="is-true-formula(msoxl:AND(NOT(ISBLANK(T11)),ISBLANK(U11)))" style:apply-style-name="cf1" style:base-cell-address="Data_Sheet.U11"/>
      <style:map style:condition="is-true-formula(msoxl:AND(NOT(ISBLANK(T11)),ISBLANK(U11)))" style:apply-style-name="cf1" style:base-cell-address="Data_Sheet.U11"/>
      <style:map style:condition="is-true-formula(msoxl:AND(NOT(ISBLANK(T11)),ISBLANK(U11)))" style:apply-style-name="cf1" style:base-cell-address="Data_Sheet.U11"/>
    </style:style>
    <style:style style:name="ce17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11)),ISBLANK(W11)))" style:apply-style-name="cf1" style:base-cell-address="Data_Sheet.W11"/>
      <style:map style:condition="is-true-formula(msoxl:AND(NOT(ISBLANK(V11)),ISBLANK(W11)))" style:apply-style-name="cf1" style:base-cell-address="Data_Sheet.W11"/>
      <style:map style:condition="is-true-formula(msoxl:AND(NOT(ISBLANK(V11)),ISBLANK(W11)))" style:apply-style-name="cf1" style:base-cell-address="Data_Sheet.W11"/>
      <style:map style:condition="is-true-formula(msoxl:AND(NOT(ISBLANK(V11)),ISBLANK(W11)))" style:apply-style-name="cf1" style:base-cell-address="Data_Sheet.W11"/>
      <style:map style:condition="is-true-formula(msoxl:AND(NOT(ISBLANK(V11)),ISBLANK(W11)))" style:apply-style-name="cf1" style:base-cell-address="Data_Sheet.W11"/>
    </style:style>
    <style:style style:name="ce17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10)),ISBLANK(Y10)))" style:apply-style-name="cf1" style:base-cell-address="Data_Sheet.Y10"/>
      <style:map style:condition="is-true-formula(msoxl:AND(NOT(ISBLANK(X10)),ISBLANK(Y10)))" style:apply-style-name="cf1" style:base-cell-address="Data_Sheet.Y10"/>
      <style:map style:condition="is-true-formula(msoxl:AND(NOT(ISBLANK(X10)),ISBLANK(Y10)))" style:apply-style-name="cf1" style:base-cell-address="Data_Sheet.Y10"/>
      <style:map style:condition="is-true-formula(msoxl:AND(NOT(ISBLANK(X10)),ISBLANK(Y10)))" style:apply-style-name="cf1" style:base-cell-address="Data_Sheet.Y10"/>
      <style:map style:condition="is-true-formula(msoxl:AND(NOT(ISBLANK(X10)),ISBLANK(Y10)))" style:apply-style-name="cf1" style:base-cell-address="Data_Sheet.Y10"/>
      <style:map style:condition="is-true-formula(msoxl:AND(NOT(ISBLANK(X10)),ISBLANK(Y10)))" style:apply-style-name="cf1" style:base-cell-address="Data_Sheet.Y10"/>
    </style:style>
    <style:style style:name="ce17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11)),ISBLANK(Y11)))" style:apply-style-name="cf1" style:base-cell-address="Data_Sheet.Y11"/>
      <style:map style:condition="is-true-formula(msoxl:AND(NOT(ISBLANK(X11)),ISBLANK(Y11)))" style:apply-style-name="cf1" style:base-cell-address="Data_Sheet.Y11"/>
      <style:map style:condition="is-true-formula(msoxl:AND(NOT(ISBLANK(X11)),ISBLANK(Y11)))" style:apply-style-name="cf1" style:base-cell-address="Data_Sheet.Y11"/>
      <style:map style:condition="is-true-formula(msoxl:AND(NOT(ISBLANK(X11)),ISBLANK(Y11)))" style:apply-style-name="cf1" style:base-cell-address="Data_Sheet.Y11"/>
      <style:map style:condition="is-true-formula(msoxl:AND(NOT(ISBLANK(X11)),ISBLANK(Y11)))" style:apply-style-name="cf1" style:base-cell-address="Data_Sheet.Y11"/>
    </style:style>
    <style:style style:name="ce17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10)),ISBLANK(X10)))" style:apply-style-name="cf1" style:base-cell-address="Data_Sheet.X10"/>
      <style:map style:condition="is-true-formula(msoxl:AND(NOT(ISBLANK(Y10)),ISBLANK(X10)))" style:apply-style-name="cf1" style:base-cell-address="Data_Sheet.X10"/>
      <style:map style:condition="is-true-formula(msoxl:AND(NOT(ISBLANK(Y10)),ISBLANK(X10)))" style:apply-style-name="cf1" style:base-cell-address="Data_Sheet.X10"/>
      <style:map style:condition="is-true-formula(msoxl:AND(NOT(ISBLANK(Y10)),ISBLANK(X10)))" style:apply-style-name="cf1" style:base-cell-address="Data_Sheet.X10"/>
    </style:style>
    <style:style style:name="ce17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11)),ISBLANK(X11)))" style:apply-style-name="cf1" style:base-cell-address="Data_Sheet.X11"/>
      <style:map style:condition="is-true-formula(msoxl:AND(NOT(ISBLANK(Y11)),ISBLANK(X11)))" style:apply-style-name="cf1" style:base-cell-address="Data_Sheet.X11"/>
      <style:map style:condition="is-true-formula(msoxl:AND(NOT(ISBLANK(Y11)),ISBLANK(X11)))" style:apply-style-name="cf1" style:base-cell-address="Data_Sheet.X11"/>
      <style:map style:condition="is-true-formula(msoxl:AND(NOT(ISBLANK(Y11)),ISBLANK(X11)))" style:apply-style-name="cf1" style:base-cell-address="Data_Sheet.X11"/>
      <style:map style:condition="is-true-formula(msoxl:AND(NOT(ISBLANK(Y11)),ISBLANK(X11)))" style:apply-style-name="cf1" style:base-cell-address="Data_Sheet.X11"/>
    </style:style>
    <style:style style:name="ce18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</style:style>
    <style:style style:name="ce18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</style:style>
    <style:style style:name="ce18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</style:style>
    <style:style style:name="ce18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</style:style>
    <style:style style:name="ce18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</style:style>
    <style:style style:name="ce18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</style:style>
    <style:style style:name="ce18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</style:style>
    <style:style style:name="ce18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</style:style>
    <style:style style:name="ce18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</style:style>
    <style:style style:name="ce18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</style:style>
    <style:style style:name="ce19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4)),ISBLANK(U4)))" style:apply-style-name="cf1" style:base-cell-address="Data_Sheet.U4"/>
      <style:map style:condition="is-true-formula(msoxl:AND(NOT(ISBLANK(T4)),ISBLANK(U4)))" style:apply-style-name="cf1" style:base-cell-address="Data_Sheet.U4"/>
      <style:map style:condition="is-true-formula(msoxl:AND(NOT(ISBLANK(T4)),ISBLANK(U4)))" style:apply-style-name="cf1" style:base-cell-address="Data_Sheet.U4"/>
    </style:style>
    <style:style style:name="ce19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4)),ISBLANK(W4)))" style:apply-style-name="cf1" style:base-cell-address="Data_Sheet.W4"/>
      <style:map style:condition="is-true-formula(msoxl:AND(NOT(ISBLANK(V4)),ISBLANK(W4)))" style:apply-style-name="cf1" style:base-cell-address="Data_Sheet.W4"/>
      <style:map style:condition="is-true-formula(msoxl:AND(NOT(ISBLANK(V4)),ISBLANK(W4)))" style:apply-style-name="cf1" style:base-cell-address="Data_Sheet.W4"/>
    </style:style>
    <style:style style:name="ce19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4)),ISBLANK(V4)))" style:apply-style-name="cf1" style:base-cell-address="Data_Sheet.V4"/>
      <style:map style:condition="is-true-formula(msoxl:AND(NOT(ISBLANK(W4)),ISBLANK(V4)))" style:apply-style-name="cf1" style:base-cell-address="Data_Sheet.V4"/>
      <style:map style:condition="is-true-formula(msoxl:AND(NOT(ISBLANK(W4)),ISBLANK(V4)))" style:apply-style-name="cf1" style:base-cell-address="Data_Sheet.V4"/>
    </style:style>
    <style:style style:name="ce19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</style:style>
    <style:style style:name="ce19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</style:style>
    <style:style style:name="ce19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</style:style>
    <style:style style:name="ce19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4)),ISBLANK(X4)))" style:apply-style-name="cf1" style:base-cell-address="Data_Sheet.X4"/>
      <style:map style:condition="is-true-formula(msoxl:AND(NOT(ISBLANK(Y4)),ISBLANK(X4)))" style:apply-style-name="cf1" style:base-cell-address="Data_Sheet.X4"/>
      <style:map style:condition="is-true-formula(msoxl:AND(NOT(ISBLANK(Y4)),ISBLANK(X4)))" style:apply-style-name="cf1" style:base-cell-address="Data_Sheet.X4"/>
    </style:style>
    <style:style style:name="ce19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</style:style>
    <style:style style:name="ce198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Q4)),ISBLANK(P4)))" style:apply-style-name="cf1" style:base-cell-address="Data_Sheet.P4"/>
    </style:style>
    <style:style style:name="ce19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</style:style>
    <style:style style:name="ce200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</style:style>
    <style:style style:name="ce201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</style:style>
    <style:style style:name="ce202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C4)),ISBLANK(AB4)))" style:apply-style-name="cf1" style:base-cell-address="Data_Sheet.AB4"/>
      <style:map style:condition="is-true-formula(msoxl:AND(NOT(ISBLANK(AC4)),ISBLANK(AB4)))" style:apply-style-name="cf1" style:base-cell-address="Data_Sheet.AB4"/>
    </style:style>
    <style:style style:name="ce203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</style:style>
    <style:style style:name="ce204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P5)),ISBLANK(Q5)))" style:apply-style-name="cf1" style:base-cell-address="Data_Sheet.Q5"/>
    </style:style>
    <style:style style:name="ce205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</style:style>
    <style:style style:name="ce20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AA4)),ISBLANK(Z4)))" style:apply-style-name="cf1" style:base-cell-address="Data_Sheet.Z4"/>
      <style:map style:condition="is-true-formula(msoxl:AND(NOT(ISBLANK(Q4)),ISBLANK(P4)))" style:apply-style-name="cf1" style:base-cell-address="Data_Sheet.P4"/>
    </style:style>
    <style:style style:name="ce20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4)),ISBLANK(Y4)))" style:apply-style-name="cf1" style:base-cell-address="Data_Sheet.Y4"/>
      <style:map style:condition="is-true-formula(msoxl:AND(NOT(ISBLANK(X4)),ISBLANK(Y4)))" style:apply-style-name="cf1" style:base-cell-address="Data_Sheet.Y4"/>
      <style:map style:condition="is-true-formula(msoxl:AND(NOT(ISBLANK(X4)),ISBLANK(Y4)))" style:apply-style-name="cf1" style:base-cell-address="Data_Sheet.Y4"/>
    </style:style>
    <style:style style:name="ce20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</style:style>
    <style:style style:name="ce20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</style:style>
    <style:style style:name="ce210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</style:style>
    <style:style style:name="ce21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</style:style>
    <style:style style:name="ce212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</style:style>
    <style:style style:name="ce213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9)),ISBLANK(AC9)))" style:apply-style-name="cf1" style:base-cell-address="Data_Sheet.AC9"/>
      <style:map style:condition="is-true-formula(msoxl:AND(NOT(ISBLANK(AB9)),ISBLANK(AC9)))" style:apply-style-name="cf1" style:base-cell-address="Data_Sheet.AC9"/>
      <style:map style:condition="is-true-formula(msoxl:AND(NOT(ISBLANK(AB9)),ISBLANK(AC9)))" style:apply-style-name="cf1" style:base-cell-address="Data_Sheet.AC9"/>
    </style:style>
    <style:style style:name="ce214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9)),ISBLANK(AA9)))" style:apply-style-name="cf1" style:base-cell-address="Data_Sheet.AA9"/>
      <style:map style:condition="is-true-formula(msoxl:AND(NOT(ISBLANK(Z9)),ISBLANK(AA9)))" style:apply-style-name="cf1" style:base-cell-address="Data_Sheet.AA9"/>
      <style:map style:condition="is-true-formula(msoxl:AND(NOT(ISBLANK(Z9)),ISBLANK(AA9)))" style:apply-style-name="cf1" style:base-cell-address="Data_Sheet.AA9"/>
    </style:style>
    <style:style style:name="ce215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10)),ISBLANK(AA10)))" style:apply-style-name="cf1" style:base-cell-address="Data_Sheet.AA10"/>
      <style:map style:condition="is-true-formula(msoxl:AND(NOT(ISBLANK(Z10)),ISBLANK(AA10)))" style:apply-style-name="cf1" style:base-cell-address="Data_Sheet.AA10"/>
      <style:map style:condition="is-true-formula(msoxl:AND(NOT(ISBLANK(Z10)),ISBLANK(AA10)))" style:apply-style-name="cf1" style:base-cell-address="Data_Sheet.AA10"/>
    </style:style>
    <style:style style:name="ce216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10)),ISBLANK(AC10)))" style:apply-style-name="cf1" style:base-cell-address="Data_Sheet.AC10"/>
      <style:map style:condition="is-true-formula(msoxl:AND(NOT(ISBLANK(AB10)),ISBLANK(AC10)))" style:apply-style-name="cf1" style:base-cell-address="Data_Sheet.AC10"/>
      <style:map style:condition="is-true-formula(msoxl:AND(NOT(ISBLANK(AB10)),ISBLANK(AC10)))" style:apply-style-name="cf1" style:base-cell-address="Data_Sheet.AC10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decimal-number() and cell-content()&gt;=0">
          <table:help-message table:display="true"/>
          <table:error-message table:display="true"/>
        </table:content-validation>
        <table:content-validation table:name="val2" table:condition="cell-content-is-decimal-number() and cell-content()&gt;0">
          <table:help-message table:display="true"/>
          <table:error-message table:display="true"/>
        </table:content-validation>
        <table:content-validation table:name="val3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16343" table:default-cell-style-name="ce1"/>
        <table:table-row table:style-name="ro1">
          <table:table-cell office:value-type="string" table:number-columns-spanned="1" table:number-rows-spanned="3" table:content-validation-name="val3" table:style-name="ce16">
            <text:p>Organisation name</text:p>
          </table:table-cell>
          <table:table-cell office:value-type="string" table:number-columns-spanned="1" table:number-rows-spanned="3" table:content-validation-name="val3" table:style-name="ce16">
            <text:p>Organisation<text:s/></text:p>
            <text:p>type</text:p>
          </table:table-cell>
          <table:table-cell office:value-type="string" table:number-columns-spanned="1" table:number-rows-spanned="3" table:content-validation-name="val3" table:style-name="ce16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6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3" table:style-name="ce17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3" table:style-name="ce16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7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6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16">
            <text:p>Grand Total paybill/staffing (payroll and non-payroll) costs</text:p>
          </table:table-cell>
          <table:table-cell office:value-type="string" table:number-columns-spanned="1" table:number-rows-spanned="3" table:content-validation-name="val3" table:style-name="ce16">
            <text:p>Comments and notes</text:p>
          </table:table-cell>
          <table:table-cell table:number-columns-repeated="16343"/>
        </table:table-row>
        <table:table-row table:style-name="ro1">
          <table:covered-table-cell/>
          <table:covered-table-cell/>
          <table:covered-table-cell/>
          <table:table-cell office:value-type="string" table:number-columns-spanned="2" table:number-rows-spanned="1" table:style-name="ce16">
            <text:p>Admin officers/admin assistants</text:p>
          </table:table-cell>
          <table:covered-table-cell/>
          <table:table-cell office:value-type="string" table:number-columns-spanned="2" table:number-rows-spanned="1" table:style-name="ce16">
            <text:p>Executive Officers</text:p>
          </table:table-cell>
          <table:covered-table-cell/>
          <table:table-cell office:value-type="string" table:number-columns-spanned="2" table:number-rows-spanned="1" table:style-name="ce16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6">
            <text:p>Grade 6/7</text:p>
          </table:table-cell>
          <table:covered-table-cell/>
          <table:table-cell office:value-type="string" table:number-columns-spanned="2" table:number-rows-spanned="1" table:style-name="ce16">
            <text:p>Senior Civil Service</text:p>
          </table:table-cell>
          <table:covered-table-cell/>
          <table:table-cell office:value-type="string" table:number-columns-spanned="2" table:number-rows-spanned="1" table:style-name="ce16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3" table:style-name="ce16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6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7">
            <text:p>Interim managers</text:p>
          </table:table-cell>
          <table:covered-table-cell/>
          <table:table-cell office:value-type="string" table:number-columns-spanned="2" table:number-rows-spanned="1" table:style-name="ce17">
            <text:p>Specialist Contractors</text:p>
          </table:table-cell>
          <table:covered-table-cell/>
          <table:table-cell office:value-type="string" table:number-columns-spanned="2" table:number-rows-spanned="1" table:style-name="ce17">
            <text:p>Consultants/consultancy</text:p>
          </table:table-cell>
          <table:covered-table-cell/>
          <table:table-cell office:value-type="string" table:number-columns-spanned="2" table:number-rows-spanned="1" table:style-name="ce16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6">
            <text:p>Salary</text:p>
          </table:table-cell>
          <table:table-cell office:value-type="string" table:number-columns-spanned="1" table:number-rows-spanned="2" table:style-name="ce16">
            <text:p>Allowances</text:p>
          </table:table-cell>
          <table:table-cell office:value-type="string" table:number-columns-spanned="1" table:number-rows-spanned="2" table:style-name="ce16">
            <text:p>Non-consolidated performance payments</text:p>
          </table:table-cell>
          <table:table-cell office:value-type="string" table:number-columns-spanned="1" table:number-rows-spanned="2" table:style-name="ce16">
            <text:p>Overtime</text:p>
          </table:table-cell>
          <table:table-cell office:value-type="string" table:number-columns-spanned="1" table:number-rows-spanned="2" table:style-name="ce16">
            <text:p>Employer pension contributions</text:p>
          </table:table-cell>
          <table:table-cell office:value-type="string" table:number-columns-spanned="1" table:number-rows-spanned="2" table:style-name="ce16">
            <text:p>Employer national insurance contributions</text:p>
          </table:table-cell>
          <table:table-cell office:value-type="string" table:number-columns-spanned="1" table:number-rows-spanned="2" table:style-name="ce16">
            <text:p>Total paybill for payroll staff</text:p>
          </table:table-cell>
          <table:table-cell office:value-type="string" table:number-columns-spanned="1" table:number-rows-spanned="2" table:style-name="ce16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6">
            <text:p>Total cost of consultants/</text:p>
            <text:p>consultancy</text:p>
          </table:table-cell>
          <table:table-cell office:value-type="string" table:number-columns-spanned="1" table:number-rows-spanned="2" table:style-name="ce16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3" table:style-name="ce4">
            <text:p>Headcount</text:p>
          </table:table-cell>
          <table:table-cell office:value-type="string" table:content-validation-name="val3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3">
          <table:table-cell office:value-type="string" table:style-name="ce5">
            <text:p>Home Office (excl agencies)<text:s/></text:p>
          </table:table-cell>
          <table:table-cell office:value-type="string" table:style-name="ce24">
            <text:p>Ministerial Department</text:p>
          </table:table-cell>
          <table:table-cell office:value-type="string" table:style-name="ce25">
            <text:p>Home Office</text:p>
          </table:table-cell>
          <table:table-cell office:value-type="float" office:value="5668" table:style-name="ce45">
            <text:p>5,668</text:p>
          </table:table-cell>
          <table:table-cell office:value-type="float" office:value="5192.54" table:style-name="ce46">
            <text:p>5,193</text:p>
          </table:table-cell>
          <table:table-cell office:value-type="float" office:value="10118" table:style-name="ce48">
            <text:p>10,118</text:p>
          </table:table-cell>
          <table:table-cell office:value-type="float" office:value="9605.42" table:style-name="ce63">
            <text:p>9,605</text:p>
          </table:table-cell>
          <table:table-cell office:value-type="float" office:value="5694" table:style-name="ce65">
            <text:p>5,694</text:p>
          </table:table-cell>
          <table:table-cell office:value-type="float" office:value="5489.63" table:style-name="ce66">
            <text:p>5,490</text:p>
          </table:table-cell>
          <table:table-cell office:value-type="float" office:value="1692" table:style-name="ce94">
            <text:p>1,692</text:p>
          </table:table-cell>
          <table:table-cell office:value-type="float" office:value="1649.41" table:style-name="ce89">
            <text:p>1,649</text:p>
          </table:table-cell>
          <table:table-cell office:value-type="float" office:value="188" table:style-name="ce87">
            <text:p>188</text:p>
          </table:table-cell>
          <table:table-cell office:value-type="float" office:value="187.18" table:style-name="ce88">
            <text:p>187</text:p>
          </table:table-cell>
          <table:table-cell office:value-type="float" office:value="0" table:style-name="ce93">
            <text:p>0</text:p>
          </table:table-cell>
          <table:table-cell office:value-type="float" office:value="0" table:style-name="ce118">
            <text:p>0</text:p>
          </table:table-cell>
          <table:table-cell office:value-type="float" office:value="23360" table:content-validation-name="val3" table:style-name="ce136">
            <text:p>23,360</text:p>
          </table:table-cell>
          <table:table-cell office:value-type="float" office:value="22124.18" table:content-validation-name="val3" table:style-name="ce135">
            <text:p>22,124</text:p>
          </table:table-cell>
          <table:table-cell office:value-type="float" office:value="2433" table:style-name="ce137">
            <text:p>2,433</text:p>
          </table:table-cell>
          <table:table-cell office:value-type="float" office:value="2310.5300000000002" table:style-name="ce158">
            <text:p>2,311</text:p>
          </table:table-cell>
          <table:table-cell office:value-type="float" office:value="0" table:style-name="ce140">
            <text:p>0</text:p>
          </table:table-cell>
          <table:table-cell office:value-type="float" office:value="0" table:style-name="ce190">
            <text:p>0</text:p>
          </table:table-cell>
          <table:table-cell office:value-type="float" office:value="0" table:style-name="ce192">
            <text:p>0</text:p>
          </table:table-cell>
          <table:table-cell office:value-type="float" office:value="0" table:style-name="ce191">
            <text:p>0</text:p>
          </table:table-cell>
          <table:table-cell office:value-type="float" office:value="0" table:style-name="ce196">
            <text:p>0</text:p>
          </table:table-cell>
          <table:table-cell office:value-type="float" office:value="0" table:style-name="ce207">
            <text:p>0</text:p>
          </table:table-cell>
          <table:table-cell office:value-type="float" office:value="2433" table:style-name="ce206">
            <text:p>2,433</text:p>
          </table:table-cell>
          <table:table-cell office:value-type="float" office:value="2310.5300000000002" table:style-name="ce210">
            <text:p>2,311</text:p>
          </table:table-cell>
          <table:table-cell office:value-type="float" office:value="25793" table:content-validation-name="val3" table:style-name="ce202">
            <text:p>25,793</text:p>
          </table:table-cell>
          <table:table-cell office:value-type="float" office:value="24434.71" table:content-validation-name="val3" table:style-name="ce203">
            <text:p>24,435</text:p>
          </table:table-cell>
          <table:table-cell office:value-type="currency" office:value="92501000" table:content-validation-name="val2" table:style-name="ce9">
            <text:p>£92,501,000.00</text:p>
          </table:table-cell>
          <table:table-cell office:value-type="currency" office:value="3241000" table:content-validation-name="val2" table:style-name="ce9">
            <text:p>£3,241,000.00</text:p>
          </table:table-cell>
          <table:table-cell office:value-type="currency" office:value="84000" table:content-validation-name="val2" table:style-name="ce9">
            <text:p>£84,000.00</text:p>
          </table:table-cell>
          <table:table-cell office:value-type="currency" office:value="1231000" table:content-validation-name="val2" table:style-name="ce9">
            <text:p>£1,231,000.00</text:p>
          </table:table-cell>
          <table:table-cell office:value-type="currency" office:value="13292000" table:content-validation-name="val2" table:style-name="ce9">
            <text:p>£13,292,000.00</text:p>
          </table:table-cell>
          <table:table-cell office:value-type="currency" office:value="9251000" table:content-validation-name="val2" table:style-name="ce9">
            <text:p>£9,251,000.00</text:p>
          </table:table-cell>
          <table:table-cell office:value-type="currency" office:value="119600000" table:style-name="ce10">
            <text:p>£119,600,000.00</text:p>
          </table:table-cell>
          <table:table-cell office:value-type="currency" office:value="4979000" table:content-validation-name="val2" table:style-name="ce11">
            <text:p>£4,979,000.00</text:p>
          </table:table-cell>
          <table:table-cell office:value-type="currency" office:value="1655000" table:content-validation-name="val2" table:style-name="ce11">
            <text:p>£1,655,000.00</text:p>
          </table:table-cell>
          <table:table-cell office:value-type="currency" office:value="6634000" table:style-name="ce10">
            <text:p>£6,634,000.00</text:p>
          </table:table-cell>
          <table:table-cell office:value-type="currency" office:value="126234000" table:style-name="ce12">
            <text:p>£126,234,000.00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HM Passport Office</text:p>
          </table:table-cell>
          <table:table-cell office:value-type="string" table:style-name="ce24">
            <text:p>Executive Agency</text:p>
          </table:table-cell>
          <table:table-cell office:value-type="string" table:style-name="ce25">
            <text:p>Home Office</text:p>
          </table:table-cell>
          <table:table-cell office:value-type="float" office:value="2117" table:style-name="ce44">
            <text:p>2,117</text:p>
          </table:table-cell>
          <table:table-cell office:value-type="float" office:value="1857.26" table:style-name="ce47">
            <text:p>1,857</text:p>
          </table:table-cell>
          <table:table-cell office:value-type="float" office:value="851" table:style-name="ce49">
            <text:p>851</text:p>
          </table:table-cell>
          <table:table-cell office:value-type="float" office:value="762.76" table:style-name="ce62">
            <text:p>763</text:p>
          </table:table-cell>
          <table:table-cell office:value-type="float" office:value="494" table:style-name="ce64">
            <text:p>494</text:p>
          </table:table-cell>
          <table:table-cell office:value-type="float" office:value="482.22" table:style-name="ce67">
            <text:p>482</text:p>
          </table:table-cell>
          <table:table-cell office:value-type="float" office:value="119" table:style-name="ce95">
            <text:p>119</text:p>
          </table:table-cell>
          <table:table-cell office:value-type="float" office:value="118.05" table:style-name="ce91">
            <text:p>118</text:p>
          </table:table-cell>
          <table:table-cell office:value-type="float" office:value="11" table:style-name="ce90">
            <text:p>11</text:p>
          </table:table-cell>
          <table:table-cell office:value-type="float" office:value="11" table:style-name="ce92">
            <text:p>11</text:p>
          </table:table-cell>
          <table:table-cell office:value-type="float" office:value="0" table:style-name="ce96">
            <text:p>0</text:p>
          </table:table-cell>
          <table:table-cell office:value-type="float" office:value="0" table:style-name="ce122">
            <text:p>0</text:p>
          </table:table-cell>
          <table:table-cell office:value-type="float" office:value="3592" table:content-validation-name="val3" table:style-name="ce133">
            <text:p>3,592</text:p>
          </table:table-cell>
          <table:table-cell office:value-type="float" office:value="3231.29" table:content-validation-name="val3" table:style-name="ce139">
            <text:p>3,231</text:p>
          </table:table-cell>
          <table:table-cell office:value-type="float" office:value="3" table:style-name="ce138">
            <text:p>3</text:p>
          </table:table-cell>
          <table:table-cell office:value-type="float" office:value="3" table:style-name="ce156">
            <text:p>3</text:p>
          </table:table-cell>
          <table:table-cell office:value-type="float" office:value="0" table:style-name="ce141">
            <text:p>0</text:p>
          </table:table-cell>
          <table:table-cell office:value-type="float" office:value="0" table:style-name="ce194">
            <text:p>0</text:p>
          </table:table-cell>
          <table:table-cell office:value-type="float" office:value="0" table:style-name="ce193">
            <text:p>0</text:p>
          </table:table-cell>
          <table:table-cell office:value-type="float" office:value="0" table:style-name="ce195">
            <text:p>0</text:p>
          </table:table-cell>
          <table:table-cell office:value-type="float" office:value="0" table:style-name="ce197">
            <text:p>0</text:p>
          </table:table-cell>
          <table:table-cell office:value-type="float" office:value="0" table:style-name="ce208">
            <text:p>0</text:p>
          </table:table-cell>
          <table:table-cell office:value-type="float" office:value="3" table:style-name="ce133">
            <text:p>3</text:p>
          </table:table-cell>
          <table:table-cell office:value-type="float" office:value="3" table:style-name="ce139">
            <text:p>3</text:p>
          </table:table-cell>
          <table:table-cell office:value-type="float" office:value="3595" table:content-validation-name="val3" table:style-name="ce198">
            <text:p>3,595</text:p>
          </table:table-cell>
          <table:table-cell office:value-type="float" office:value="3234.29" table:content-validation-name="val3" table:style-name="ce204">
            <text:p>3,234</text:p>
          </table:table-cell>
          <table:table-cell office:value-type="currency" office:value="6209000" table:content-validation-name="val2" table:style-name="ce9">
            <text:p>£6,209,000.00</text:p>
          </table:table-cell>
          <table:table-cell office:value-type="currency" office:value="87000" table:content-validation-name="val2" table:style-name="ce9">
            <text:p>£87,00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93000" table:content-validation-name="val2" table:style-name="ce9">
            <text:p>£93,000.00</text:p>
          </table:table-cell>
          <table:table-cell office:value-type="currency" office:value="1122000" table:content-validation-name="val2" table:style-name="ce9">
            <text:p>£1,122,000.00</text:p>
          </table:table-cell>
          <table:table-cell office:value-type="currency" office:value="417000" table:content-validation-name="val2" table:style-name="ce9">
            <text:p>£417,000.00</text:p>
          </table:table-cell>
          <table:table-cell office:value-type="currency" office:value="7928000" table:style-name="ce10">
            <text:p>£7,928,000.00</text:p>
          </table:table-cell>
          <table:table-cell office:value-type="currency" office:value="99000" table:content-validation-name="val2" table:style-name="ce11">
            <text:p>£99,000.00</text:p>
          </table:table-cell>
          <table:table-cell office:value-type="currency" office:value="93000" table:content-validation-name="val2" table:style-name="ce11">
            <text:p>£93,000.00</text:p>
          </table:table-cell>
          <table:table-cell office:value-type="currency" office:value="192000" table:style-name="ce10">
            <text:p>£192,000.00</text:p>
          </table:table-cell>
          <table:table-cell office:value-type="currency" office:value="8120000" table:style-name="ce12">
            <text:p>£8,120,000.00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National Fraud Authority<text:s/></text:p>
          </table:table-cell>
          <table:table-cell office:value-type="string" table:style-name="ce18">
            <text:p>Executive Agency</text:p>
          </table:table-cell>
          <table:table-cell office:value-type="string" table:style-name="ce19">
            <text:p>Home Office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5" table:style-name="ce51">
            <text:p>5</text:p>
          </table:table-cell>
          <table:table-cell office:value-type="float" office:value="5" table:style-name="ce55">
            <text:p>5</text:p>
          </table:table-cell>
          <table:table-cell office:value-type="float" office:value="10" table:style-name="ce76">
            <text:p>10</text:p>
          </table:table-cell>
          <table:table-cell office:value-type="float" office:value="10" table:style-name="ce79">
            <text:p>10</text:p>
          </table:table-cell>
          <table:table-cell office:value-type="float" office:value="9" table:style-name="ce98">
            <text:p>9</text:p>
          </table:table-cell>
          <table:table-cell office:value-type="float" office:value="8.8000000000000007" table:style-name="ce101">
            <text:p>9</text:p>
          </table:table-cell>
          <table:table-cell office:value-type="float" office:value="3" table:style-name="ce108">
            <text:p>3</text:p>
          </table:table-cell>
          <table:table-cell office:value-type="float" office:value="3" table:style-name="ce109">
            <text:p>3</text:p>
          </table:table-cell>
          <table:table-cell office:value-type="float" office:value="0" table:style-name="ce103">
            <text:p>0</text:p>
          </table:table-cell>
          <table:table-cell office:value-type="float" office:value="0" table:style-name="ce121">
            <text:p>0</text:p>
          </table:table-cell>
          <table:table-cell office:value-type="float" office:value="27" table:content-validation-name="val3" table:style-name="ce133">
            <text:p>27</text:p>
          </table:table-cell>
          <table:table-cell office:value-type="float" office:value="26.8" table:content-validation-name="val3" table:style-name="ce129">
            <text:p>27</text:p>
          </table:table-cell>
          <table:table-cell office:value-type="float" office:value="4" table:style-name="ce128">
            <text:p>4</text:p>
          </table:table-cell>
          <table:table-cell office:value-type="float" office:value="3" table:style-name="ce157">
            <text:p>3</text:p>
          </table:table-cell>
          <table:table-cell office:value-type="float" office:value="0" table:style-name="ce142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3">
            <text:p>0</text:p>
          </table:table-cell>
          <table:table-cell office:value-type="float" office:value="0" table:style-name="ce162">
            <text:p>0</text:p>
          </table:table-cell>
          <table:table-cell office:value-type="float" office:value="0" table:style-name="ce168">
            <text:p>0</text:p>
          </table:table-cell>
          <table:table-cell office:value-type="float" office:value="0" table:style-name="ce209">
            <text:p>0</text:p>
          </table:table-cell>
          <table:table-cell office:value-type="float" office:value="4" table:style-name="ce133">
            <text:p>4</text:p>
          </table:table-cell>
          <table:table-cell office:value-type="float" office:value="3" table:style-name="ce199">
            <text:p>3</text:p>
          </table:table-cell>
          <table:table-cell office:value-type="float" office:value="31" table:content-validation-name="val3" table:style-name="ce198">
            <text:p>31</text:p>
          </table:table-cell>
          <table:table-cell office:value-type="float" office:value="29.8" table:content-validation-name="val3" table:style-name="ce205">
            <text:p>30</text:p>
          </table:table-cell>
          <table:table-cell office:value-type="currency" office:value="162000" table:content-validation-name="val2" table:style-name="ce9">
            <text:p>£162,000.00</text:p>
          </table:table-cell>
          <table:table-cell office:value-type="currency" office:value="2000" table:content-validation-name="val2" table:style-name="ce9">
            <text:p>£2,00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31000" table:content-validation-name="val2" table:style-name="ce9">
            <text:p>£31,000.00</text:p>
          </table:table-cell>
          <table:table-cell office:value-type="currency" office:value="15000" table:content-validation-name="val2" table:style-name="ce9">
            <text:p>£15,000.00</text:p>
          </table:table-cell>
          <table:table-cell office:value-type="currency" office:value="210000" table:style-name="ce10">
            <text:p>£210,000.00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210000" table:style-name="ce12">
            <text:p>£210,000.00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Disclosure and Barring Service</text:p>
          </table:table-cell>
          <table:table-cell office:value-type="string" table:style-name="ce20">
            <text:p>Crown Non Departmental Public Body</text:p>
          </table:table-cell>
          <table:table-cell office:value-type="string" table:style-name="ce21">
            <text:p>Home Office</text:p>
          </table:table-cell>
          <table:table-cell office:value-type="float" office:value="284" table:style-name="ce32">
            <text:p>284</text:p>
          </table:table-cell>
          <table:table-cell office:value-type="float" office:value="247.6" table:style-name="ce35">
            <text:p>248</text:p>
          </table:table-cell>
          <table:table-cell office:value-type="float" office:value="185" table:style-name="ce52">
            <text:p>185</text:p>
          </table:table-cell>
          <table:table-cell office:value-type="float" office:value="170.45" table:style-name="ce54">
            <text:p>170</text:p>
          </table:table-cell>
          <table:table-cell office:value-type="float" office:value="251" table:style-name="ce75">
            <text:p>251</text:p>
          </table:table-cell>
          <table:table-cell office:value-type="float" office:value="235.96" table:style-name="ce77">
            <text:p>236</text:p>
          </table:table-cell>
          <table:table-cell office:value-type="float" office:value="31" table:style-name="ce97">
            <text:p>31</text:p>
          </table:table-cell>
          <table:table-cell office:value-type="float" office:value="28.3" table:style-name="ce100">
            <text:p>28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10">
            <text:p>5</text:p>
          </table:table-cell>
          <table:table-cell office:value-type="float" office:value="8" table:style-name="ce104">
            <text:p>8</text:p>
          </table:table-cell>
          <table:table-cell office:value-type="float" office:value="8" table:style-name="ce119">
            <text:p>8</text:p>
          </table:table-cell>
          <table:table-cell office:value-type="float" office:value="764" table:content-validation-name="val3" table:style-name="ce133">
            <text:p>764</text:p>
          </table:table-cell>
          <table:table-cell office:value-type="float" office:value="695.31" table:content-validation-name="val3" table:style-name="ce131">
            <text:p>695</text:p>
          </table:table-cell>
          <table:table-cell office:value-type="float" office:value="0" table:style-name="ce130">
            <text:p>0</text:p>
          </table:table-cell>
          <table:table-cell office:value-type="float" office:value="0" table:style-name="ce155">
            <text:p>0</text:p>
          </table:table-cell>
          <table:table-cell office:value-type="float" office:value="0" table:style-name="ce153">
            <text:p>0</text:p>
          </table:table-cell>
          <table:table-cell office:value-type="float" office:value="0" table:style-name="ce165">
            <text:p>0</text:p>
          </table:table-cell>
          <table:table-cell office:value-type="float" office:value="16" table:style-name="ce166">
            <text:p>16</text:p>
          </table:table-cell>
          <table:table-cell office:value-type="float" office:value="16" table:style-name="ce164">
            <text:p>16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67">
            <text:p>0</text:p>
          </table:table-cell>
          <table:table-cell office:value-type="float" office:value="16" table:style-name="ce133">
            <text:p>16</text:p>
          </table:table-cell>
          <table:table-cell office:value-type="float" office:value="16" table:style-name="ce200">
            <text:p>16</text:p>
          </table:table-cell>
          <table:table-cell office:value-type="float" office:value="780" table:content-validation-name="val3" table:style-name="ce198">
            <text:p>780</text:p>
          </table:table-cell>
          <table:table-cell office:value-type="float" office:value="711.31" table:content-validation-name="val3" table:style-name="ce201">
            <text:p>711</text:p>
          </table:table-cell>
          <table:table-cell office:value-type="currency" office:value="1425604.81" table:content-validation-name="val1" table:style-name="ce9">
            <text:p>£1,425,604.81</text:p>
          </table:table-cell>
          <table:table-cell office:value-type="currency" office:value="6060.94" table:content-validation-name="val1" table:style-name="ce9">
            <text:p>£6,060.94</text:p>
          </table:table-cell>
          <table:table-cell office:value-type="currency" office:value="0" table:content-validation-name="val1" table:style-name="ce9">
            <text:p>£0.00</text:p>
          </table:table-cell>
          <table:table-cell office:value-type="currency" office:value="51632.98" table:content-validation-name="val1" table:style-name="ce9">
            <text:p>£51,632.98</text:p>
          </table:table-cell>
          <table:table-cell office:value-type="currency" office:value="264021.44" table:content-validation-name="val1" table:style-name="ce9">
            <text:p>£264,021.44</text:p>
          </table:table-cell>
          <table:table-cell office:value-type="currency" office:value="103351.35" table:content-validation-name="val1" table:style-name="ce9">
            <text:p>£103,351.35</text:p>
          </table:table-cell>
          <table:table-cell office:value-type="currency" office:value="1850671.52" table:style-name="ce10">
            <text:p>£1,850,671.52</text:p>
          </table:table-cell>
          <table:table-cell office:value-type="currency" office:value="0" table:content-validation-name="val1" table:style-name="ce11">
            <text:p>£0.00</text:p>
          </table:table-cell>
          <table:table-cell office:value-type="currency" office:value="207188.97" table:content-validation-name="val2" table:style-name="ce11">
            <text:p>£207,188.97</text:p>
          </table:table-cell>
          <table:table-cell office:value-type="currency" office:value="207188.97" table:style-name="ce10">
            <text:p>£207,188.97</text:p>
          </table:table-cell>
          <table:table-cell office:value-type="currency" office:value="2057860.49" table:style-name="ce12">
            <text:p>£2,057,860.49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Independent Police Complaints Commission</text:p>
          </table:table-cell>
          <table:table-cell office:value-type="string" table:style-name="ce23">
            <text:p>Executive Non-Departmental Public Body</text:p>
          </table:table-cell>
          <table:table-cell office:value-type="string" table:style-name="ce22">
            <text:p>Home Office</text:p>
          </table:table-cell>
          <table:table-cell office:value-type="float" office:value="34" table:style-name="ce33">
            <text:p>34</text:p>
          </table:table-cell>
          <table:table-cell office:value-type="float" office:value="32.870000000000005" table:style-name="ce37">
            <text:p>33</text:p>
          </table:table-cell>
          <table:table-cell office:value-type="float" office:value="46" table:style-name="ce50">
            <text:p>46</text:p>
          </table:table-cell>
          <table:table-cell office:value-type="float" office:value="45.26" table:style-name="ce53">
            <text:p>45</text:p>
          </table:table-cell>
          <table:table-cell office:value-type="float" office:value="400" table:style-name="ce74">
            <text:p>400</text:p>
          </table:table-cell>
          <table:table-cell office:value-type="float" office:value="392.91" table:style-name="ce78">
            <text:p>393</text:p>
          </table:table-cell>
          <table:table-cell office:value-type="float" office:value="38" table:style-name="ce99">
            <text:p>38</text:p>
          </table:table-cell>
          <table:table-cell office:value-type="float" office:value="37.909999999999997" table:style-name="ce102">
            <text:p>38</text:p>
          </table:table-cell>
          <table:table-cell office:value-type="float" office:value="7" table:style-name="ce107">
            <text:p>7</text:p>
          </table:table-cell>
          <table:table-cell office:value-type="float" office:value="7" table:style-name="ce111">
            <text:p>7</text:p>
          </table:table-cell>
          <table:table-cell office:value-type="float" office:value="0" table:style-name="ce105">
            <text:p>0</text:p>
          </table:table-cell>
          <table:table-cell office:value-type="float" office:value="0" table:style-name="ce120">
            <text:p>0</text:p>
          </table:table-cell>
          <table:table-cell office:value-type="float" office:value="525" table:content-validation-name="val3" table:style-name="ce133">
            <text:p>525</text:p>
          </table:table-cell>
          <table:table-cell office:value-type="float" office:value="515.95000000000005" table:content-validation-name="val3" table:style-name="ce144">
            <text:p>516</text:p>
          </table:table-cell>
          <table:table-cell office:value-type="float" office:value="28" table:style-name="ce132">
            <text:p>28</text:p>
          </table:table-cell>
          <table:table-cell office:value-type="float" office:value="28" table:style-name="ce159">
            <text:p>28</text:p>
          </table:table-cell>
          <table:table-cell office:value-type="float" office:value="0" table:style-name="ce154">
            <text:p>0</text:p>
          </table:table-cell>
          <table:table-cell office:value-type="float" office:value="0" table:style-name="ce180">
            <text:p>0</text:p>
          </table:table-cell>
          <table:table-cell office:value-type="float" office:value="1" table:style-name="ce185">
            <text:p>1</text:p>
          </table:table-cell>
          <table:table-cell office:value-type="float" office:value="1" table:style-name="ce181">
            <text:p>1</text:p>
          </table:table-cell>
          <table:table-cell office:value-type="float" office:value="0" table:style-name="ce189">
            <text:p>0</text:p>
          </table:table-cell>
          <table:table-cell office:value-type="float" office:value="0" table:style-name="ce187">
            <text:p>0</text:p>
          </table:table-cell>
          <table:table-cell office:value-type="float" office:value="29" table:style-name="ce133">
            <text:p>29</text:p>
          </table:table-cell>
          <table:table-cell office:value-type="float" office:value="29" table:style-name="ce211">
            <text:p>29</text:p>
          </table:table-cell>
          <table:table-cell office:value-type="float" office:value="554" table:content-validation-name="val3" table:style-name="ce198">
            <text:p>554</text:p>
          </table:table-cell>
          <table:table-cell office:value-type="float" office:value="544.95000000000005" table:content-validation-name="val3" table:style-name="ce212">
            <text:p>545</text:p>
          </table:table-cell>
          <table:table-cell office:value-type="currency" office:value="1369649.06" table:content-validation-name="val2" table:style-name="ce9">
            <text:p>£1,369,649.06</text:p>
          </table:table-cell>
          <table:table-cell office:value-type="currency" office:value="81144.890000000014" table:content-validation-name="val2" table:style-name="ce9">
            <text:p>£81,144.89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33584" table:content-validation-name="val2" table:style-name="ce9">
            <text:p>£33,584.00</text:p>
          </table:table-cell>
          <table:table-cell office:value-type="currency" office:value="263213.12" table:content-validation-name="val2" table:style-name="ce9">
            <text:p>£263,213.12</text:p>
          </table:table-cell>
          <table:table-cell office:value-type="currency" office:value="122862.54000000001" table:content-validation-name="val2" table:style-name="ce9">
            <text:p>£122,862.54</text:p>
          </table:table-cell>
          <table:table-cell office:value-type="currency" office:value="1870453.6100000003" table:style-name="ce10">
            <text:p>£1,870,453.61</text:p>
          </table:table-cell>
          <table:table-cell office:value-type="currency" office:value="78023" table:content-validation-name="val2" table:style-name="ce11">
            <text:p>£78,023.00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78023" table:style-name="ce10">
            <text:p>£78,023.00</text:p>
          </table:table-cell>
          <table:table-cell office:value-type="currency" office:value="1948476.6100000003" table:style-name="ce12">
            <text:p>£1,948,476.61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Office of the Immigration Services Commissioner</text:p>
          </table:table-cell>
          <table:table-cell office:value-type="string" table:style-name="ce26">
            <text:p>Executive Non-Departmental Public Body</text:p>
          </table:table-cell>
          <table:table-cell office:value-type="string" table:style-name="ce27">
            <text:p>Home Office</text:p>
          </table:table-cell>
          <table:table-cell office:value-type="float" office:value="12" table:style-name="ce39">
            <text:p>12</text:p>
          </table:table-cell>
          <table:table-cell office:value-type="float" office:value="11" table:style-name="ce43">
            <text:p>11</text:p>
          </table:table-cell>
          <table:table-cell office:value-type="float" office:value="9" table:style-name="ce57">
            <text:p>9</text:p>
          </table:table-cell>
          <table:table-cell office:value-type="float" office:value="9" table:style-name="ce61">
            <text:p>9</text:p>
          </table:table-cell>
          <table:table-cell office:value-type="float" office:value="37" table:style-name="ce69">
            <text:p>37</text:p>
          </table:table-cell>
          <table:table-cell office:value-type="float" office:value="36.5" table:style-name="ce73">
            <text:p>37</text:p>
          </table:table-cell>
          <table:table-cell office:value-type="float" office:value="2" table:style-name="ce81">
            <text:p>2</text:p>
          </table:table-cell>
          <table:table-cell office:value-type="float" office:value="1.8" table:style-name="ce85">
            <text:p>2</text:p>
          </table:table-cell>
          <table:table-cell office:value-type="float" office:value="1" table:style-name="ce113">
            <text:p>1</text:p>
          </table:table-cell>
          <table:table-cell office:value-type="float" office:value="0.6" table:style-name="ce117">
            <text:p>1</text:p>
          </table:table-cell>
          <table:table-cell office:value-type="float" office:value="0" table:style-name="ce123">
            <text:p>0</text:p>
          </table:table-cell>
          <table:table-cell office:value-type="float" office:value="0" table:style-name="ce125">
            <text:p>0</text:p>
          </table:table-cell>
          <table:table-cell office:value-type="float" office:value="61" table:content-validation-name="val3" table:style-name="ce133">
            <text:p>61</text:p>
          </table:table-cell>
          <table:table-cell office:value-type="float" office:value="58.9" table:content-validation-name="val3" table:style-name="ce145">
            <text:p>59</text:p>
          </table:table-cell>
          <table:table-cell office:value-type="float" office:value="0" table:style-name="ce146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50">
            <text:p>0</text:p>
          </table:table-cell>
          <table:table-cell office:value-type="float" office:value="0" table:style-name="ce182">
            <text:p>0</text:p>
          </table:table-cell>
          <table:table-cell office:value-type="float" office:value="0" table:style-name="ce183">
            <text:p>0</text:p>
          </table:table-cell>
          <table:table-cell office:value-type="float" office:value="0" table:style-name="ce184">
            <text:p>0</text:p>
          </table:table-cell>
          <table:table-cell office:value-type="float" office:value="0" table:style-name="ce188">
            <text:p>0</text:p>
          </table:table-cell>
          <table:table-cell office:value-type="float" office:value="0" table:style-name="ce186">
            <text:p>0</text:p>
          </table:table-cell>
          <table:table-cell office:value-type="float" office:value="0" table:style-name="ce133">
            <text:p>0</text:p>
          </table:table-cell>
          <table:table-cell office:value-type="float" office:value="0" table:style-name="ce214">
            <text:p>0</text:p>
          </table:table-cell>
          <table:table-cell office:value-type="float" office:value="61" table:content-validation-name="val3" table:style-name="ce198">
            <text:p>61</text:p>
          </table:table-cell>
          <table:table-cell office:value-type="float" office:value="58.9" table:content-validation-name="val3" table:style-name="ce213">
            <text:p>59</text:p>
          </table:table-cell>
          <table:table-cell office:value-type="currency" office:value="208534" table:content-validation-name="val2" table:style-name="ce9">
            <text:p>£208,534.00</text:p>
          </table:table-cell>
          <table:table-cell office:value-type="currency" office:value="35" table:content-validation-name="val2" table:style-name="ce9">
            <text:p>£35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29349" table:content-validation-name="val2" table:style-name="ce9">
            <text:p>£29,349.00</text:p>
          </table:table-cell>
          <table:table-cell office:value-type="currency" office:value="18940" table:content-validation-name="val2" table:style-name="ce9">
            <text:p>£18,940.00</text:p>
          </table:table-cell>
          <table:table-cell office:value-type="currency" office:value="256858" table:style-name="ce10">
            <text:p>£256,858.00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256858" table:style-name="ce12">
            <text:p>£256,858.00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Security Industry Authority</text:p>
          </table:table-cell>
          <table:table-cell office:value-type="string" table:style-name="ce28">
            <text:p>Executive Non-Departmental Public Body</text:p>
          </table:table-cell>
          <table:table-cell office:value-type="string" table:style-name="ce29">
            <text:p>Home Office</text:p>
          </table:table-cell>
          <table:table-cell office:value-type="float" office:value="38" table:style-name="ce40">
            <text:p>38</text:p>
          </table:table-cell>
          <table:table-cell office:value-type="float" office:value="37.4" table:style-name="ce41">
            <text:p>37</text:p>
          </table:table-cell>
          <table:table-cell office:value-type="float" office:value="20" table:style-name="ce58">
            <text:p>20</text:p>
          </table:table-cell>
          <table:table-cell office:value-type="float" office:value="20" table:style-name="ce59">
            <text:p>20</text:p>
          </table:table-cell>
          <table:table-cell office:value-type="float" office:value="98" table:style-name="ce70">
            <text:p>98</text:p>
          </table:table-cell>
          <table:table-cell office:value-type="float" office:value="97.6" table:style-name="ce71">
            <text:p>98</text:p>
          </table:table-cell>
          <table:table-cell office:value-type="float" office:value="17" table:style-name="ce82">
            <text:p>17</text:p>
          </table:table-cell>
          <table:table-cell office:value-type="float" office:value="16.600000000000001" table:style-name="ce83">
            <text:p>17</text:p>
          </table:table-cell>
          <table:table-cell office:value-type="float" office:value="4" table:style-name="ce114">
            <text:p>4</text:p>
          </table:table-cell>
          <table:table-cell office:value-type="float" office:value="4" table:style-name="ce115">
            <text:p>4</text:p>
          </table:table-cell>
          <table:table-cell office:value-type="float" office:value="5" table:style-name="ce124">
            <text:p>5</text:p>
          </table:table-cell>
          <table:table-cell office:value-type="float" office:value="0.4" table:style-name="ce127">
            <text:p>0</text:p>
          </table:table-cell>
          <table:table-cell office:value-type="float" office:value="182" table:content-validation-name="val3" table:style-name="ce133">
            <text:p>182</text:p>
          </table:table-cell>
          <table:table-cell office:value-type="float" office:value="176" table:content-validation-name="val3" table:style-name="ce143">
            <text:p>176</text:p>
          </table:table-cell>
          <table:table-cell office:value-type="float" office:value="2" table:style-name="ce147">
            <text:p>2</text:p>
          </table:table-cell>
          <table:table-cell office:value-type="float" office:value="2" table:style-name="ce148">
            <text:p>2</text:p>
          </table:table-cell>
          <table:table-cell office:value-type="float" office:value="12" table:style-name="ce152">
            <text:p>12</text:p>
          </table:table-cell>
          <table:table-cell office:value-type="float" office:value="11.4" table:style-name="ce171">
            <text:p>11</text:p>
          </table:table-cell>
          <table:table-cell office:value-type="float" office:value="0" table:style-name="ce170">
            <text:p>0</text:p>
          </table:table-cell>
          <table:table-cell office:value-type="float" office:value="0" table:style-name="ce172">
            <text:p>0</text:p>
          </table:table-cell>
          <table:table-cell office:value-type="float" office:value="0" table:style-name="ce178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14" table:style-name="ce133">
            <text:p>14</text:p>
          </table:table-cell>
          <table:table-cell office:value-type="float" office:value="13.4" table:style-name="ce215">
            <text:p>13</text:p>
          </table:table-cell>
          <table:table-cell office:value-type="float" office:value="196" table:content-validation-name="val3" table:style-name="ce198">
            <text:p>196</text:p>
          </table:table-cell>
          <table:table-cell office:value-type="float" office:value="189.4" table:content-validation-name="val3" table:style-name="ce216">
            <text:p>189</text:p>
          </table:table-cell>
          <table:table-cell office:value-type="currency" office:value="513550.3" table:content-validation-name="val1" table:style-name="ce9">
            <text:p>£513,550.30</text:p>
          </table:table-cell>
          <table:table-cell office:value-type="currency" office:value="36721.629999999997" table:content-validation-name="val1" table:style-name="ce9">
            <text:p>£36,721.63</text:p>
          </table:table-cell>
          <table:table-cell office:value-type="currency" office:value="0" table:content-validation-name="val1" table:style-name="ce9">
            <text:p>£0.00</text:p>
          </table:table-cell>
          <table:table-cell office:value-type="currency" office:value="2696.74" table:content-validation-name="val1" table:style-name="ce9">
            <text:p>£2,696.74</text:p>
          </table:table-cell>
          <table:table-cell office:value-type="currency" office:value="98320.95" table:content-validation-name="val1" table:style-name="ce9">
            <text:p>£98,320.95</text:p>
          </table:table-cell>
          <table:table-cell office:value-type="currency" office:value="45514.52" table:content-validation-name="val1" table:style-name="ce9">
            <text:p>£45,514.52</text:p>
          </table:table-cell>
          <table:table-cell office:value-type="currency" office:value="696804.1399999999" table:style-name="ce10">
            <text:p>£696,804.14</text:p>
          </table:table-cell>
          <table:table-cell office:value-type="currency" office:value="131358.01999999999" table:content-validation-name="val1" table:style-name="ce11">
            <text:p>£131,358.02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131358.01999999999" table:style-name="ce10">
            <text:p>£131,358.02</text:p>
          </table:table-cell>
          <table:table-cell office:value-type="currency" office:value="828162.15999999992" table:style-name="ce12">
            <text:p>£828,162.16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National Crime Agency</text:p>
          </table:table-cell>
          <table:table-cell office:value-type="string" table:style-name="ce31">
            <text:p>Non-Ministerial Department</text:p>
          </table:table-cell>
          <table:table-cell office:value-type="string" table:style-name="ce30">
            <text:p>Home Office</text:p>
          </table:table-cell>
          <table:table-cell office:value-type="float" office:value="341" table:style-name="ce38">
            <text:p>341</text:p>
          </table:table-cell>
          <table:table-cell office:value-type="float" office:value="319.39999999999998" table:style-name="ce42">
            <text:p>319</text:p>
          </table:table-cell>
          <table:table-cell office:value-type="float" office:value="1831" table:style-name="ce56">
            <text:p>1,831</text:p>
          </table:table-cell>
          <table:table-cell office:value-type="float" office:value="1783.2" table:style-name="ce60">
            <text:p>1,783</text:p>
          </table:table-cell>
          <table:table-cell office:value-type="float" office:value="1734" table:style-name="ce68">
            <text:p>1,734</text:p>
          </table:table-cell>
          <table:table-cell office:value-type="float" office:value="1696.7" table:style-name="ce72">
            <text:p>1,697</text:p>
          </table:table-cell>
          <table:table-cell office:value-type="float" office:value="233" table:style-name="ce80">
            <text:p>233</text:p>
          </table:table-cell>
          <table:table-cell office:value-type="float" office:value="230.60000000000002" table:style-name="ce84">
            <text:p>231</text:p>
          </table:table-cell>
          <table:table-cell office:value-type="float" office:value="24" table:style-name="ce112">
            <text:p>24</text:p>
          </table:table-cell>
          <table:table-cell office:value-type="float" office:value="23.6" table:style-name="ce116">
            <text:p>24</text:p>
          </table:table-cell>
          <table:table-cell office:value-type="float" office:value="0" table:style-name="ce86">
            <text:p>0</text:p>
          </table:table-cell>
          <table:table-cell office:value-type="float" office:value="0" table:style-name="ce126">
            <text:p>0</text:p>
          </table:table-cell>
          <table:table-cell office:value-type="float" office:value="4163" table:content-validation-name="val3" table:style-name="ce14">
            <text:p>4,163</text:p>
          </table:table-cell>
          <table:table-cell office:value-type="float" office:value="4053.5" table:content-validation-name="val3" table:style-name="ce14">
            <text:p>4,054</text:p>
          </table:table-cell>
          <table:table-cell office:value-type="float" office:value="28" table:style-name="ce134">
            <text:p>28</text:p>
          </table:table-cell>
          <table:table-cell office:value-type="float" office:value="28" table:style-name="ce160">
            <text:p>28</text:p>
          </table:table-cell>
          <table:table-cell office:value-type="float" office:value="95" table:style-name="ce151">
            <text:p>95</text:p>
          </table:table-cell>
          <table:table-cell office:value-type="float" office:value="92.6" table:style-name="ce174">
            <text:p>93</text:p>
          </table:table-cell>
          <table:table-cell office:value-type="float" office:value="20" table:style-name="ce173">
            <text:p>20</text:p>
          </table:table-cell>
          <table:table-cell office:value-type="float" office:value="20" table:style-name="ce175">
            <text:p>20</text:p>
          </table:table-cell>
          <table:table-cell office:value-type="float" office:value="0" table:style-name="ce179">
            <text:p>0</text:p>
          </table:table-cell>
          <table:table-cell office:value-type="float" office:value="0" table:style-name="ce177">
            <text:p>0</text:p>
          </table:table-cell>
          <table:table-cell office:value-type="float" office:value="143" table:style-name="ce14">
            <text:p>143</text:p>
          </table:table-cell>
          <table:table-cell office:value-type="float" office:value="140.6" table:style-name="ce14">
            <text:p>141</text:p>
          </table:table-cell>
          <table:table-cell office:value-type="float" office:value="4306" table:content-validation-name="val3" table:style-name="ce15">
            <text:p>4,306</text:p>
          </table:table-cell>
          <table:table-cell office:value-type="float" office:value="4194.1000000000004" table:content-validation-name="val3" table:style-name="ce15">
            <text:p>4,194</text:p>
          </table:table-cell>
          <table:table-cell office:value-type="currency" office:value="12620928" table:content-validation-name="val2" table:style-name="ce9">
            <text:p>£12,620,928.00</text:p>
          </table:table-cell>
          <table:table-cell office:value-type="currency" office:value="1838476" table:content-validation-name="val2" table:style-name="ce9">
            <text:p>£1,838,476.00</text:p>
          </table:table-cell>
          <table:table-cell office:value-type="currency" office:value="227166" table:content-validation-name="val2" table:style-name="ce9">
            <text:p>£227,166.00</text:p>
          </table:table-cell>
          <table:table-cell office:value-type="currency" office:value="1363962" table:content-validation-name="val2" table:style-name="ce9">
            <text:p>£1,363,962.00</text:p>
          </table:table-cell>
          <table:table-cell office:value-type="currency" office:value="2713358" table:content-validation-name="val2" table:style-name="ce9">
            <text:p>£2,713,358.00</text:p>
          </table:table-cell>
          <table:table-cell office:value-type="currency" office:value="1321326" table:content-validation-name="val2" table:style-name="ce9">
            <text:p>£1,321,326.00</text:p>
          </table:table-cell>
          <table:table-cell office:value-type="currency" office:value="20085216" table:style-name="ce10">
            <text:p>£20,085,216.00</text:p>
          </table:table-cell>
          <table:table-cell office:value-type="currency" office:value="1510892" table:content-validation-name="val2" table:style-name="ce11">
            <text:p>£1,510,892.00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1510892" table:style-name="ce10">
            <text:p>£1,510,892.00</text:p>
          </table:table-cell>
          <table:table-cell office:value-type="currency" office:value="21596108" table:style-name="ce12">
            <text:p>£21,596,108.00</text:p>
          </table:table-cell>
          <table:table-cell table:content-validation-name="val3" table:style-name="ce13"/>
          <table:table-cell table:number-columns-repeated="16343"/>
        </table:table-row>
        <table:table-row table:number-rows-repeated="104856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date-style style:name="N41">
      <number:day number:style="long"/>
      <number:text>:</number:text>
      <number:hours number:style="long"/>
      <number:text>:</number:text>
      <number:minutes number:style="long"/>
    </number:date-style>
    <number:date-style style:name="N42">
      <number:day-of-week number:style="long"/>
      <number:text>/</number:text>
      <number:month number:style="long"/>
      <number:text>/</number:text>
      <number:year number:style="long"/>
    </number:date-style>
    <number:time-style style:name="N43">
      <number:hours number:style="long"/>
      <number:text>:</number:text>
      <number:minutes number:style="long"/>
    </number:time-style>
    <number:number-style style:name="N44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5P0">
      <number:number number:decimal-places="2" number:min-integer-digits="1" number:grouping="true"/>
    </number:number-style>
    <number:number-style style:name="N45">
      <style:text-properties fo:color="#FF0000"/>
      <number:text>-</number:text>
      <number:number number:decimal-places="2" number:min-integer-digits="1" number:grouping="true"/>
      <style:map style:condition="value()&gt;=0" style:apply-style-name="N45P0"/>
    </number:number-style>
    <number:number-style style:name="N46">
      <number:number number:decimal-places="0" number:min-integer-digits="11">
        <number:embedded-text number:position="5"> </number:embedded-text>
      </number:number>
    </number:number-style>
    <number:number-style style:name="N47P0">
      <number:number number:decimal-places="0" number:min-integer-digits="4"/>
    </number:number-style>
    <number:number-style style:name="N47">
      <number:number number:min-integer-digits="1"/>
      <style:map style:condition="value()&lt;=9999" style:apply-style-name="N47P0"/>
    </number:number-style>
    <number:number-style style:name="N48P0">
      <number:text>N-</number:text>
      <number:number number: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text-style style:name="N49P0"/>
    <number:text-style style:name="N49P1"/>
    <number:text-style style:name="N49P2"/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text-style style:name="N50P0"/>
    <number:text-style style:name="N50P1"/>
    <number:text-style style:name="N50">
      <style:map style:condition="value()&gt;0" style:apply-style-name="N50P0"/>
      <style:map style:condition="value()&lt;0" style:apply-style-name="N50P1"/>
    </number:text-style>
    <number:number-style style:name="N51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1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1P0"/>
    </number:number-style>
    <number:time-style style:name="N52" number:truncate-on-overflow="false">
      <number:hours/>
      <number:text>:</number:text>
      <number:minutes number:style="long"/>
    </number:time-style>
    <number:time-style style:name="N53" number:truncate-on-overflow="false">
      <number:hours number:style="long"/>
      <number:text>:</number:text>
      <number:minutes number:style="long"/>
    </number:time-style>
    <number:number-style style:name="N54">
      <number:number number:decimal-places="0" number:min-integer-digits="2"/>
    </number:number-style>
    <number:number-style style:name="N55">
      <number:number number:decimal-places="0" number:min-integer-digits="3"/>
    </number:number-style>
    <number:number-style style:name="N56">
      <number:number number:decimal-places="0" number:min-integer-digits="1" number:grouping="true" number:display-factor="1000"/>
    </number:number-style>
    <number:number-style style:name="N57P0">
      <style:text-properties fo:color="#0000FF"/>
      <number:number number:decimal-places="2" number:min-integer-digits="1" number:grouping="true"/>
    </number:number-style>
    <number:number-style style:name="N57P1">
      <style:text-properties fo:color="#FF0000"/>
      <number:text>-</number:text>
      <number:number number:decimal-places="2" number:min-integer-digits="1" number:grouping="true"/>
    </number:number-style>
    <number:number-style style:name="N57">
      <number:number number:decimal-places="2" number:min-integer-digits="1"/>
      <style:map style:condition="value()&gt;0" style:apply-style-name="N57P0"/>
      <style:map style:condition="value()&lt;0" style:apply-style-name="N57P1"/>
    </number:number-style>
    <number:number-style style:name="N58P0">
      <number:text>kr</number:text>
      <number:number number:decimal-places="0" number:min-integer-digits="1" number:grouping="true" number:display-factor="1000"/>
    </number:number-style>
    <number:number-style style:name="N58">
      <number:text>kr-</number:text>
      <number:number number:decimal-places="0" number:min-integer-digits="1" number:grouping="true" number:display-factor="1000"/>
      <style:map style:condition="value()&gt;=0" style:apply-style-name="N58P0"/>
    </number:number-style>
    <number:number-style style:name="N59P0">
      <style:text-properties fo:color="#0000FF"/>
      <number:text>kr</number:text>
      <number:number number:decimal-places="2" number:min-integer-digits="1" number:grouping="true"/>
    </number:number-style>
    <number:number-style style:name="N59P1">
      <style:text-properties fo:color="#FF0000"/>
      <number:text>kr-</number:text>
      <number:number number:decimal-places="2" number:min-integer-digits="1" number:grouping="true"/>
    </number:number-style>
    <number:number-style style:name="N59">
      <number:number number:decimal-places="2" number:min-integer-digits="1"/>
      <style:map style:condition="value()&gt;0" style:apply-style-name="N59P0"/>
      <style:map style:condition="value()&lt;0" style:apply-style-name="N59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omma_32_2" style:display-name="Comma 2" style:family="table-cell" style:data-style-name="N39"/>
    <style:style style:name="Comma_32_3" style:display-name="Comma 3" style:family="table-cell" style:data-style-name="N39"/>
    <style:style style:name="Comma_32_4" style:display-name="Comma 4" style:family="table-cell" style:data-style-name="N39"/>
    <style:style style:name="Comma_32_5" style:display-name="Comma 5" style:family="table-cell" style:data-style-name="N39"/>
    <style:style style:name="Comma_32_5_32_2" style:display-name="Comma 5 2" style:family="table-cell" style:data-style-name="N39"/>
    <style:style style:name="Comma_32_6" style:display-name="Comma 6" style:family="table-cell" style:data-style-name="N39"/>
    <style:style style:name="Comma_32_7" style:display-name="Comma 7" style:family="table-cell" style:data-style-name="N39"/>
    <style:style style:name="Currency_32_2" style:display-name="Currency 2" style:family="table-cell" style:data-style-name="N40"/>
    <style:style style:name="DagerOgTimer" style:family="table-cell" style:data-style-name="N41"/>
    <style:style style:name="DagOgDato" style:family="table-cell" style:data-style-name="N42"/>
    <style:style style:name="DagOgDatoLang" style:family="table-cell" style:data-style-name="N42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3"/>
    <style:style style:name="Konto" style:family="table-cell" style:data-style-name="N44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6"/>
    <style:style style:name="PostNr" style:family="table-cell" style:data-style-name="N47"/>
    <style:style style:name="PostNrNorge" style:family="table-cell" style:data-style-name="N48"/>
    <style:style style:name="SkjulAlt" style:family="table-cell" style:data-style-name="N49"/>
    <style:style style:name="SkjulTall" style:family="table-cell" style:data-style-name="N50"/>
    <style:style style:name="Telefon" style:family="table-cell" style:data-style-name="N51"/>
    <style:style style:name="Timer1" style:family="table-cell" style:data-style-name="N52"/>
    <style:style style:name="Timer2" style:family="table-cell" style:data-style-name="N53"/>
    <style:style style:name="ToSiffer" style:family="table-cell" style:data-style-name="N54"/>
    <style:style style:name="TreSiffer" style:family="table-cell" style:data-style-name="N55"/>
    <style:style style:name="Tusenskille1000" style:family="table-cell" style:data-style-name="N56"/>
    <style:style style:name="TusenskilleFarger" style:family="table-cell" style:data-style-name="N57"/>
    <style:style style:name="Valuta1000" style:family="table-cell" style:data-style-name="N58"/>
    <style:style style:name="ValutaFarger" style:family="table-cell" style:data-style-name="N59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Tony Millet</meta:initial-creator>
    <dc:creator>Ashley Hughes</dc:creator>
    <meta:creation-date>2012-07-18T14:50:11Z</meta:creation-date>
    <dc:date>2013-12-19T14:46:22Z</dc:date>
  </office:meta>
</office:document-meta>
</file>